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Symbol" svg:font-family="Symbol"/>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6cm" svg:stroke-color="#ebebeb" draw:stroke-linejoin="round" svg:stroke-linecap="butt" draw:fill="none" fo:padding-top="0.008cm" fo:padding-bottom="0.008cm" fo:padding-left="0.008cm" fo:padding-right="0.008cm" loext:decorative="false"/>
    </style:style>
    <style:style style:name="gr2" style:family="graphic" style:parent-style-name="standard">
      <style:graphic-properties draw:stroke="solid" svg:stroke-width="0.034cm" svg:stroke-color="#ebebeb" draw:stroke-linejoin="round" svg:stroke-linecap="butt" draw:fill="none" fo:padding-top="0.017cm" fo:padding-bottom="0.017cm" fo:padding-left="0.017cm" fo:padding-right="0.017cm" loext:decorative="false"/>
    </style:style>
    <style:style style:name="gr3" style:family="graphic" style:parent-style-name="standard">
      <style:graphic-properties draw:stroke="none" draw:fill="solid" draw:fill-color="#1b9e77" draw:opacity="50%" loext:decorative="false"/>
    </style:style>
    <style:style style:name="gr4" style:family="graphic" style:parent-style-name="standard">
      <style:graphic-properties draw:stroke="solid" svg:stroke-width="0.025cm" svg:stroke-color="#1b9e77" svg:stroke-opacity="50%" draw:stroke-linejoin="round" svg:stroke-linecap="round" draw:fill="none" fo:padding-top="0.012cm" fo:padding-bottom="0.012cm" fo:padding-left="0.012cm" fo:padding-right="0.012cm" loext:decorative="false"/>
    </style:style>
    <style:style style:name="gr5" style:family="graphic" style:parent-style-name="standard">
      <style:graphic-properties draw:stroke="none" draw:fill="solid" draw:fill-color="#d95f02" draw:opacity="50%" loext:decorative="false"/>
    </style:style>
    <style:style style:name="gr6" style:family="graphic" style:parent-style-name="standard">
      <style:graphic-properties draw:stroke="solid" svg:stroke-width="0.025cm" svg:stroke-color="#d95f02" svg:stroke-opacity="50%" draw:stroke-linejoin="round" svg:stroke-linecap="round" draw:fill="none" fo:padding-top="0.012cm" fo:padding-bottom="0.012cm" fo:padding-left="0.012cm" fo:padding-right="0.012cm" loext:decorative="false"/>
    </style:style>
    <style:style style:name="gr7" style:family="graphic" style:parent-style-name="standard">
      <style:graphic-properties draw:stroke="none" draw:fill="solid" draw:fill-color="#7570b3" draw:opacity="50%" loext:decorative="false"/>
    </style:style>
    <style:style style:name="gr8" style:family="graphic" style:parent-style-name="standard">
      <style:graphic-properties draw:stroke="solid" svg:stroke-width="0.025cm" svg:stroke-color="#7570b3" svg:stroke-opacity="50%" draw:stroke-linejoin="round" svg:stroke-linecap="round" draw:fill="none" fo:padding-top="0.012cm" fo:padding-bottom="0.012cm" fo:padding-left="0.012cm" fo:padding-right="0.012cm" loext:decorative="false"/>
    </style:style>
    <style:style style:name="gr9" style:family="graphic" style:parent-style-name="standard">
      <style:graphic-properties draw:stroke="solid" svg:stroke-width="0.037cm" svg:stroke-color="#333333" svg:stroke-opacity="50%" draw:stroke-linejoin="round" svg:stroke-linecap="butt" draw:fill="none" fo:padding-top="0.018cm" fo:padding-bottom="0.018cm" fo:padding-left="0.018cm" fo:padding-right="0.018cm" loext:decorative="false"/>
    </style:style>
    <style:style style:name="gr10" style:family="graphic" style:parent-style-name="standard">
      <style:graphic-properties draw:stroke="solid" svg:stroke-width="0.037cm" svg:stroke-color="#333333" svg:stroke-opacity="50%" draw:stroke-linejoin="miter" svg:stroke-linecap="butt" draw:fill="solid" draw:fill-color="#ffffff" draw:opacity="50%" fo:padding-top="0.018cm" fo:padding-bottom="0.018cm" fo:padding-left="0.018cm" fo:padding-right="0.018cm" loext:decorative="false"/>
    </style:style>
    <style:style style:name="gr11" style:family="graphic" style:parent-style-name="standard">
      <style:graphic-properties draw:stroke="solid" svg:stroke-width="0.075cm" svg:stroke-color="#333333" svg:stroke-opacity="50%" draw:stroke-linejoin="miter" svg:stroke-linecap="butt" draw:fill="none" fo:padding-top="0.037cm" fo:padding-bottom="0.037cm" fo:padding-left="0.037cm" fo:padding-right="0.037cm" loext:decorative="false"/>
    </style:style>
    <style:style style:name="gr12" style:family="graphic" style:parent-style-name="standard">
      <style:graphic-properties draw:stroke="solid" svg:stroke-width="0.037cm" svg:stroke-color="#333333" svg:stroke-opacity="50%" draw:stroke-linejoin="round" svg:stroke-linecap="butt" draw:fill="solid" draw:fill-color="#ffffff" draw:opacity="20%" fo:padding-top="0.018cm" fo:padding-bottom="0.018cm" fo:padding-left="0.018cm" fo:padding-right="0.018cm" loext:decorative="false"/>
    </style:style>
    <style:style style:name="gr13" style:family="graphic" style:parent-style-name="standard">
      <style:graphic-properties draw:stroke="none" draw:fill="solid" draw:fill-color="#8b0000" loext:decorative="false"/>
    </style:style>
    <style:style style:name="gr14" style:family="graphic" style:parent-style-name="standard">
      <style:graphic-properties draw:stroke="solid" svg:stroke-width="0.025cm" svg:stroke-color="#8b0000" draw:stroke-linejoin="round" svg:stroke-linecap="round" draw:fill="none" fo:padding-top="0.012cm" fo:padding-bottom="0.012cm" fo:padding-left="0.012cm" fo:padding-right="0.012cm" loext:decorative="false"/>
    </style:style>
    <style:style style:name="gr15" style:family="graphic" style:parent-style-name="standard">
      <style:graphic-properties draw:stroke="none" draw:fill="none" draw:textarea-horizontal-align="left" draw:textarea-vertical-align="top" draw:auto-grow-height="true" draw:auto-grow-width="true" fo:min-height="0.987cm" fo:min-width="0.987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211cm" fo:min-width="0.211cm" fo:padding-top="0cm" fo:padding-bottom="0cm" fo:padding-left="0cm" fo:padding-right="0cm" loext:decorative="false"/>
      <style:paragraph-properties style:writing-mode="lr-tb"/>
    </style:style>
    <style:style style:name="gr18" style:family="graphic" style:parent-style-name="standard">
      <style:graphic-properties draw:stroke="solid" svg:stroke-width="0.037cm" svg:stroke-color="#000000" draw:stroke-linejoin="round" svg:stroke-linecap="round" draw:fill="none" fo:padding-top="0.018cm" fo:padding-bottom="0.018cm" fo:padding-left="0.018cm" fo:padding-right="0.018cm" loext:decorative="false"/>
    </style:style>
    <style:style style:name="gr19" style:family="graphic" style:parent-style-name="standard">
      <style:graphic-properties draw:stroke="solid" svg:stroke-width="0.034cm" svg:stroke-color="#333333" draw:stroke-linejoin="round" svg:stroke-linecap="butt" draw:fill="none" fo:padding-top="0.017cm" fo:padding-bottom="0.017cm" fo:padding-left="0.017cm" fo:padding-right="0.017cm" loext:decorative="false"/>
    </style:style>
    <style:style style:name="gr20" style:family="graphic" style:parent-style-name="standard">
      <style:graphic-properties draw:stroke="none" draw:fill="none" draw:textarea-horizontal-align="left" draw:textarea-vertical-align="top" draw:auto-grow-height="true" draw:auto-grow-width="true" fo:min-height="1.057cm" fo:min-width="1.057cm" fo:padding-top="0cm" fo:padding-bottom="0cm" fo:padding-left="0cm" fo:padding-right="0cm" loext:decorative="false"/>
      <style:paragraph-properties style:writing-mode="lr-tb"/>
    </style:style>
    <style:style style:name="P1" style:family="paragraph">
      <loext:graphic-properties draw:fill="none"/>
    </style:style>
    <style:style style:name="P2" style:family="paragraph">
      <loext:graphic-properties draw:fill="solid" draw:fill-color="#1b9e77" draw:opacity="50%"/>
    </style:style>
    <style:style style:name="P3" style:family="paragraph">
      <loext:graphic-properties draw:fill="solid" draw:fill-color="#d95f02" draw:opacity="50%"/>
    </style:style>
    <style:style style:name="P4" style:family="paragraph">
      <loext:graphic-properties draw:fill="solid" draw:fill-color="#7570b3" draw:opacity="50%"/>
    </style:style>
    <style:style style:name="P5" style:family="paragraph">
      <loext:graphic-properties draw:fill="solid" draw:fill-color="#ffffff" draw:opacity="50%"/>
    </style:style>
    <style:style style:name="P6" style:family="paragraph">
      <loext:graphic-properties draw:fill="solid" draw:fill-color="#ffffff" draw:opacity="20%"/>
    </style:style>
    <style:style style:name="P7" style:family="paragraph">
      <loext:graphic-properties draw:fill="solid" draw:fill-color="#8b0000"/>
    </style:style>
    <style:style style:name="P8" style:family="paragraph">
      <style:paragraph-properties fo:text-align="start" style:writing-mode="lr-tb"/>
    </style:style>
    <style:style style:name="P9" style:family="paragraph">
      <loext:graphic-properties draw:fill="none"/>
      <style:text-properties fo:font-size="28pt" style:font-size-asian="28pt" style:font-size-complex="28pt"/>
    </style:style>
    <style:style style:name="P10" style:family="paragraph">
      <loext:graphic-properties draw:fill="none"/>
      <style:text-properties fo:font-size="9pt" style:font-size-asian="9pt" style:font-size-complex="9pt"/>
    </style:style>
    <style:style style:name="P11" style:family="paragraph">
      <loext:graphic-properties draw:fill="none"/>
      <style:text-properties fo:font-size="6pt" style:font-size-asian="6pt" style:font-size-complex="6pt"/>
    </style:style>
    <style:style style:name="P12" style:family="paragraph">
      <style:paragraph-properties fo:text-align="start" style:writing-mode="lr-tb"/>
      <style:text-properties fo:font-size="18pt"/>
    </style:style>
    <style:style style:name="P13" style:family="paragraph">
      <loext:graphic-properties draw:fill="none"/>
      <style:paragraph-properties fo:text-align="start"/>
      <style:text-properties fo:font-size="18pt" style:font-size-asian="28pt" style:font-size-complex="28pt"/>
    </style:style>
    <style:style style:name="P14" style:family="paragraph">
      <loext:graphic-properties draw:fill="none"/>
      <style:text-properties fo:font-size="30pt" style:font-size-asian="30pt" style:font-size-complex="30pt"/>
    </style:style>
    <style:style style:name="T1" style:family="text">
      <style:text-properties fo:color="#000000" loext:opacity="100%" style:font-name="Helvetica" fo:font-size="28pt" fo:font-weight="normal" style:font-name-asian="Helvetica" style:font-size-asian="28pt" style:font-weight-asian="normal" style:font-name-complex="Helvetica" style:font-size-complex="28pt" style:font-weight-complex="normal"/>
    </style:style>
    <style:style style:name="T2" style:family="text">
      <style:text-properties fo:color="#000000" loext:opacity="100%" style:font-name="Helvetica" fo:font-size="9pt" fo:font-style="italic" fo:font-weight="normal" style:font-name-asian="Helvetica" style:font-size-asian="9pt" style:font-style-asian="italic" style:font-weight-asian="normal" style:font-name-complex="Helvetica" style:font-size-complex="9pt" style:font-style-complex="italic" style:font-weight-complex="normal"/>
    </style:style>
    <style:style style:name="T3" style:family="text">
      <style:text-properties fo:color="#000000" loext:opacity="100%" style:font-name="Helvetica" fo:font-size="6pt" fo:font-weight="normal" style:font-name-asian="Helvetica" style:font-size-asian="6pt" style:font-weight-asian="normal" style:font-name-complex="Helvetica" style:font-size-complex="6pt" style:font-weight-complex="normal"/>
    </style:style>
    <style:style style:name="T4" style:family="text">
      <style:text-properties fo:color="#000000" loext:opacity="100%" style:font-name="Symbol" fo:font-size="6pt" fo:font-weight="normal" style:font-name-asian="Symbol" style:font-size-asian="6pt" style:font-weight-asian="normal" style:font-name-complex="Symbol" style:font-size-complex="6pt" style:font-weight-complex="normal"/>
    </style:style>
    <style:style style:name="T5" style:family="text">
      <style:text-properties fo:color="#000000" loext:opacity="100%" style:font-name="Symbol" fo:font-size="9pt" fo:font-weight="normal" style:font-name-asian="Symbol" style:font-size-asian="9pt" style:font-weight-asian="normal" style:font-name-complex="Symbol" style:font-size-complex="9pt" style:font-weight-complex="normal"/>
    </style:style>
    <style:style style:name="T6" style:family="text">
      <style:text-properties fo:color="#000000" loext:opacity="100%" style:font-name="Helvetica" fo:font-size="9pt" fo:font-weight="normal" style:font-name-asian="Helvetica" style:font-size-asian="9pt" style:font-weight-asian="normal" style:font-name-complex="Helvetica" style:font-size-complex="9pt" style:font-weight-complex="normal"/>
    </style:style>
    <style:style style:name="T7" style:family="text">
      <style:text-properties fo:color="#4d4d4d" loext:opacity="100%" style:font-name="Helvetica" fo:font-size="28pt" fo:font-weight="normal" style:font-name-asian="Helvetica" style:font-size-asian="28pt" style:font-weight-asian="normal" style:font-name-complex="Helvetica" style:font-size-complex="28pt" style:font-weight-complex="normal"/>
    </style:style>
    <style:style style:name="T8" style:family="text">
      <style:text-properties fo:color="#4d4d4d" loext:opacity="100%" style:font-name="Helvetica" fo:font-weight="normal" style:font-name-asian="Helvetica" style:font-size-asian="28pt" style:font-weight-asian="normal" style:font-name-complex="Helvetica" style:font-size-complex="28pt" style:font-weight-complex="normal"/>
    </style:style>
    <style:style style:name="T9" style:family="text">
      <style:text-properties fo:color="#000000" loext:opacity="100%" style:font-name="Helvetica" fo:font-size="30pt" fo:font-weight="bold" style:font-name-asian="Helvetica" style:font-size-asian="30pt" style:font-weight-asian="bold" style:font-name-complex="Helvetica" style:font-size-complex="3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line draw:style-name="gr1" draw:text-style-name="P1" draw:layer="layout" svg:x1="2.283cm" svg:y1="12.453cm" svg:x2="20.144cm" svg:y2="12.453cm">
          <text:p/>
        </draw:line>
        <draw:line draw:style-name="gr1" draw:text-style-name="P1" draw:layer="layout" svg:x1="2.283cm" svg:y1="9.805cm" svg:x2="20.144cm" svg:y2="9.805cm">
          <text:p/>
        </draw:line>
        <draw:line draw:style-name="gr1" draw:text-style-name="P1" draw:layer="layout" svg:x1="2.283cm" svg:y1="7.158cm" svg:x2="20.144cm" svg:y2="7.158cm">
          <text:p/>
        </draw:line>
        <draw:line draw:style-name="gr1" draw:text-style-name="P1" draw:layer="layout" svg:x1="2.283cm" svg:y1="4.511cm" svg:x2="20.144cm" svg:y2="4.511cm">
          <text:p/>
        </draw:line>
        <draw:line draw:style-name="gr1" draw:text-style-name="P1" draw:layer="layout" svg:x1="2.283cm" svg:y1="1.864cm" svg:x2="20.144cm" svg:y2="1.864cm">
          <text:p/>
        </draw:line>
        <draw:line draw:style-name="gr2" draw:text-style-name="P1" draw:layer="layout" svg:x1="2.283cm" svg:y1="11.129cm" svg:x2="20.144cm" svg:y2="11.129cm">
          <text:p/>
        </draw:line>
        <draw:line draw:style-name="gr2" draw:text-style-name="P1" draw:layer="layout" svg:x1="2.283cm" svg:y1="8.482cm" svg:x2="20.144cm" svg:y2="8.482cm">
          <text:p/>
        </draw:line>
        <draw:line draw:style-name="gr2" draw:text-style-name="P1" draw:layer="layout" svg:x1="2.283cm" svg:y1="5.835cm" svg:x2="20.144cm" svg:y2="5.835cm">
          <text:p/>
        </draw:line>
        <draw:line draw:style-name="gr2" draw:text-style-name="P1" draw:layer="layout" svg:x1="2.283cm" svg:y1="3.188cm" svg:x2="20.144cm" svg:y2="3.188cm">
          <text:p/>
        </draw:line>
        <draw:line draw:style-name="gr2" draw:text-style-name="P1" draw:layer="layout" svg:x1="5.632cm" svg:y1="12.912cm" svg:x2="5.632cm" svg:y2="1.344cm">
          <text:p/>
        </draw:line>
        <draw:line draw:style-name="gr2" draw:text-style-name="P1" draw:layer="layout" svg:x1="11.214cm" svg:y1="12.912cm" svg:x2="11.214cm" svg:y2="1.344cm">
          <text:p/>
        </draw:line>
        <draw:line draw:style-name="gr2" draw:text-style-name="P1" draw:layer="layout" svg:x1="16.795cm" svg:y1="12.912cm" svg:x2="16.795cm" svg:y2="1.344cm">
          <text:p/>
        </draw:line>
        <draw:path draw:style-name="gr3" draw:text-style-name="P2" draw:layer="layout" svg:width="0.401cm" svg:height="0.401cm" svg:x="5.432cm" svg:y="7.196cm" svg:viewBox="0 0 402 402" svg:d="M0 201c0-111 90-201 200-201s202 90 202 201-92 201-202 201-200-90-200-201z">
          <text:p/>
        </draw:path>
        <draw:path draw:style-name="gr4" draw:text-style-name="P1" draw:layer="layout" svg:width="0.401cm" svg:height="0.401cm" svg:x="5.432cm" svg:y="7.196cm" svg:viewBox="0 0 402 402" svg:d="M0 201c0-111 90-201 200-201s202 90 202 201-92 201-202 201-200-90-200-201z">
          <text:p/>
        </draw:path>
        <draw:path draw:style-name="gr5" draw:text-style-name="P3" draw:layer="layout" svg:width="0.401cm" svg:height="0.401cm" svg:x="11.013cm" svg:y="10.095cm" svg:viewBox="0 0 402 402" svg:d="M0 201c0-111 91-201 202-201 110 0 200 90 200 201 0 110-90 201-200 201-111 0-202-91-202-201z">
          <text:p/>
        </draw:path>
        <draw:path draw:style-name="gr6" draw:text-style-name="P1" draw:layer="layout" svg:width="0.401cm" svg:height="0.401cm" svg:x="11.013cm" svg:y="10.095cm" svg:viewBox="0 0 402 402" svg:d="M0 201c0-111 91-201 202-201 110 0 200 90 200 201 0 110-90 201-200 201-111 0-202-91-202-201z">
          <text:p/>
        </draw:path>
        <draw:path draw:style-name="gr7" draw:text-style-name="P4" draw:layer="layout" svg:width="0.402cm" svg:height="0.403cm" svg:x="16.594cm" svg:y="9.022cm" svg:viewBox="0 0 403 404" svg:d="M0 202c0-110 91-202 202-202 110 0 201 92 201 202s-91 202-201 202c-111 0-202-92-202-202z">
          <text:p/>
        </draw:path>
        <draw:path draw:style-name="gr8" draw:text-style-name="P1" draw:layer="layout" svg:width="0.402cm" svg:height="0.403cm" svg:x="16.594cm" svg:y="9.022cm" svg:viewBox="0 0 403 404" svg:d="M0 202c0-110 91-202 202-202 110 0 201 92 201 202s-91 202-201 202c-111 0-202-92-202-202z">
          <text:p/>
        </draw:path>
        <draw:path draw:style-name="gr3" draw:text-style-name="P2" draw:layer="layout" svg:width="0.401cm" svg:height="0.401cm" svg:x="5.432cm" svg:y="10.558cm" svg:viewBox="0 0 402 402" svg:d="M0 202c0-111 90-202 200-202s202 91 202 202c0 110-92 200-202 200s-200-90-200-200z">
          <text:p/>
        </draw:path>
        <draw:path draw:style-name="gr4" draw:text-style-name="P1" draw:layer="layout" svg:width="0.401cm" svg:height="0.401cm" svg:x="5.432cm" svg:y="10.558cm" svg:viewBox="0 0 402 402" svg:d="M0 202c0-111 90-202 200-202s202 91 202 202c0 110-92 200-202 200s-200-90-200-200z">
          <text:p/>
        </draw:path>
        <draw:path draw:style-name="gr5" draw:text-style-name="P3" draw:layer="layout" svg:width="0.401cm" svg:height="0.402cm" svg:x="11.013cm" svg:y="9.512cm" svg:viewBox="0 0 402 403" svg:d="M0 201c0-111 91-201 202-201 110 0 200 90 200 201 0 110-90 202-200 202-111 0-202-92-202-202z">
          <text:p/>
        </draw:path>
        <draw:path draw:style-name="gr6" draw:text-style-name="P1" draw:layer="layout" svg:width="0.401cm" svg:height="0.402cm" svg:x="11.013cm" svg:y="9.512cm" svg:viewBox="0 0 402 403" svg:d="M0 201c0-111 91-201 202-201 110 0 200 90 200 201 0 110-90 202-200 202-111 0-202-92-202-202z">
          <text:p/>
        </draw:path>
        <draw:path draw:style-name="gr7" draw:text-style-name="P4" draw:layer="layout" svg:width="0.402cm" svg:height="0.401cm" svg:x="16.594cm" svg:y="11.233cm" svg:viewBox="0 0 403 402" svg:d="M0 201c0-111 91-201 202-201 110 0 201 90 201 201s-91 201-201 201c-111 0-202-90-202-201z">
          <text:p/>
        </draw:path>
        <draw:path draw:style-name="gr8" draw:text-style-name="P1" draw:layer="layout" svg:width="0.402cm" svg:height="0.401cm" svg:x="16.594cm" svg:y="11.233cm" svg:viewBox="0 0 403 402" svg:d="M0 201c0-111 91-201 202-201 110 0 201 90 201 201s-91 201-201 201c-111 0-202-90-202-201z">
          <text:p/>
        </draw:path>
        <draw:path draw:style-name="gr3" draw:text-style-name="P2" draw:layer="layout" svg:width="0.401cm" svg:height="0.402cm" svg:x="5.432cm" svg:y="7.169cm" svg:viewBox="0 0 402 403" svg:d="M0 201c0-110 90-201 200-201s202 91 202 201c0 112-92 202-202 202s-200-90-200-202z">
          <text:p/>
        </draw:path>
        <draw:path draw:style-name="gr4" draw:text-style-name="P1" draw:layer="layout" svg:width="0.401cm" svg:height="0.402cm" svg:x="5.432cm" svg:y="7.169cm" svg:viewBox="0 0 402 403" svg:d="M0 201c0-110 90-201 200-201s202 91 202 201c0 112-92 202-202 202s-200-90-200-202z">
          <text:p/>
        </draw:path>
        <draw:path draw:style-name="gr5" draw:text-style-name="P3" draw:layer="layout" svg:width="0.401cm" svg:height="0.401cm" svg:x="11.013cm" svg:y="9.618cm" svg:viewBox="0 0 402 402" svg:d="M0 201c0-111 91-201 202-201 110 0 200 90 200 201s-90 201-200 201c-111 0-202-90-202-201z">
          <text:p/>
        </draw:path>
        <draw:path draw:style-name="gr6" draw:text-style-name="P1" draw:layer="layout" svg:width="0.401cm" svg:height="0.401cm" svg:x="11.013cm" svg:y="9.618cm" svg:viewBox="0 0 402 402" svg:d="M0 201c0-111 91-201 202-201 110 0 200 90 200 201s-90 201-200 201c-111 0-202-90-202-201z">
          <text:p/>
        </draw:path>
        <draw:path draw:style-name="gr7" draw:text-style-name="P4" draw:layer="layout" svg:width="0.402cm" svg:height="0.401cm" svg:x="16.594cm" svg:y="5.224cm" svg:viewBox="0 0 403 402" svg:d="M0 202c0-112 91-202 202-202 110 0 201 90 201 202 0 110-91 200-201 200-111 0-202-90-202-200z">
          <text:p/>
        </draw:path>
        <draw:path draw:style-name="gr8" draw:text-style-name="P1" draw:layer="layout" svg:width="0.402cm" svg:height="0.401cm" svg:x="16.594cm" svg:y="5.224cm" svg:viewBox="0 0 403 402" svg:d="M0 202c0-112 91-202 202-202 110 0 201 90 201 202 0 110-91 200-201 200-111 0-202-90-202-200z">
          <text:p/>
        </draw:path>
        <draw:path draw:style-name="gr3" draw:text-style-name="P2" draw:layer="layout" svg:width="0.401cm" svg:height="0.401cm" svg:x="5.432cm" svg:y="10.995cm" svg:viewBox="0 0 402 402" svg:d="M0 201c0-110 90-201 200-201s202 91 202 201c0 111-92 201-202 201s-200-90-200-201z">
          <text:p/>
        </draw:path>
        <draw:path draw:style-name="gr4" draw:text-style-name="P1" draw:layer="layout" svg:width="0.401cm" svg:height="0.401cm" svg:x="5.432cm" svg:y="10.995cm" svg:viewBox="0 0 402 402" svg:d="M0 201c0-110 90-201 200-201s202 91 202 201c0 111-92 201-202 201s-200-90-200-201z">
          <text:p/>
        </draw:path>
        <draw:path draw:style-name="gr5" draw:text-style-name="P3" draw:layer="layout" svg:width="0.401cm" svg:height="0.401cm" svg:x="11.013cm" svg:y="7.077cm" svg:viewBox="0 0 402 402" svg:d="M0 200c0-110 91-200 202-200 110 0 200 90 200 200 0 111-90 202-200 202-111 0-202-91-202-202z">
          <text:p/>
        </draw:path>
        <draw:path draw:style-name="gr6" draw:text-style-name="P1" draw:layer="layout" svg:width="0.401cm" svg:height="0.401cm" svg:x="11.013cm" svg:y="7.077cm" svg:viewBox="0 0 402 402" svg:d="M0 200c0-110 91-200 202-200 110 0 200 90 200 200 0 111-90 202-200 202-111 0-202-91-202-202z">
          <text:p/>
        </draw:path>
        <draw:path draw:style-name="gr7" draw:text-style-name="P4" draw:layer="layout" svg:width="0.402cm" svg:height="0.401cm" svg:x="16.594cm" svg:y="9.883cm" svg:viewBox="0 0 403 402" svg:d="M0 200c0-110 91-200 202-200 110 0 201 90 201 200 0 111-91 202-201 202-111 0-202-91-202-202z">
          <text:p/>
        </draw:path>
        <draw:path draw:style-name="gr8" draw:text-style-name="P1" draw:layer="layout" svg:width="0.402cm" svg:height="0.401cm" svg:x="16.594cm" svg:y="9.883cm" svg:viewBox="0 0 403 402" svg:d="M0 200c0-110 91-200 202-200 110 0 201 90 201 200 0 111-91 202-201 202-111 0-202-91-202-202z">
          <text:p/>
        </draw:path>
        <draw:path draw:style-name="gr3" draw:text-style-name="P2" draw:layer="layout" svg:width="0.401cm" svg:height="0.401cm" svg:x="5.432cm" svg:y="7.593cm" svg:viewBox="0 0 402 402" svg:d="M0 200c0-110 90-200 200-200s202 90 202 200c0 112-92 202-202 202s-200-90-200-202z">
          <text:p/>
        </draw:path>
        <draw:path draw:style-name="gr4" draw:text-style-name="P1" draw:layer="layout" svg:width="0.401cm" svg:height="0.401cm" svg:x="5.432cm" svg:y="7.593cm" svg:viewBox="0 0 402 402" svg:d="M0 200c0-110 90-200 200-200s202 90 202 200c0 112-92 202-202 202s-200-90-200-202z">
          <text:p/>
        </draw:path>
        <draw:path draw:style-name="gr5" draw:text-style-name="P3" draw:layer="layout" svg:width="0.401cm" svg:height="0.401cm" svg:x="11.013cm" svg:y="8.877cm" svg:viewBox="0 0 402 402" svg:d="M0 202c0-112 91-202 202-202 110 0 200 90 200 202 0 110-90 200-200 200-111 0-202-90-202-200z">
          <text:p/>
        </draw:path>
        <draw:path draw:style-name="gr6" draw:text-style-name="P1" draw:layer="layout" svg:width="0.401cm" svg:height="0.401cm" svg:x="11.013cm" svg:y="8.877cm" svg:viewBox="0 0 402 402" svg:d="M0 202c0-112 91-202 202-202 110 0 200 90 200 202 0 110-90 200-200 200-111 0-202-90-202-200z">
          <text:p/>
        </draw:path>
        <draw:path draw:style-name="gr7" draw:text-style-name="P4" draw:layer="layout" svg:width="0.402cm" svg:height="0.401cm" svg:x="16.594cm" svg:y="9.618cm" svg:viewBox="0 0 403 402" svg:d="M0 201c0-111 91-201 202-201 110 0 201 90 201 201s-91 201-201 201c-111 0-202-90-202-201z">
          <text:p/>
        </draw:path>
        <draw:path draw:style-name="gr8" draw:text-style-name="P1" draw:layer="layout" svg:width="0.402cm" svg:height="0.401cm" svg:x="16.594cm" svg:y="9.618cm" svg:viewBox="0 0 403 402" svg:d="M0 201c0-111 91-201 202-201 110 0 201 90 201 201s-91 201-201 201c-111 0-202-90-202-201z">
          <text:p/>
        </draw:path>
        <draw:path draw:style-name="gr3" draw:text-style-name="P2" draw:layer="layout" svg:width="0.401cm" svg:height="0.401cm" svg:x="5.432cm" svg:y="6.905cm" svg:viewBox="0 0 402 402" svg:d="M0 201c0-111 90-201 200-201s202 90 202 201-92 201-202 201-200-90-200-201z">
          <text:p/>
        </draw:path>
        <draw:path draw:style-name="gr4" draw:text-style-name="P1" draw:layer="layout" svg:width="0.401cm" svg:height="0.401cm" svg:x="5.432cm" svg:y="6.905cm" svg:viewBox="0 0 402 402" svg:d="M0 201c0-111 90-201 200-201s202 90 202 201-92 201-202 201-200-90-200-201z">
          <text:p/>
        </draw:path>
        <draw:path draw:style-name="gr5" draw:text-style-name="P3" draw:layer="layout" svg:width="0.401cm" svg:height="0.401cm" svg:x="11.013cm" svg:y="4.509cm" svg:viewBox="0 0 402 402" svg:d="M0 202c0-112 91-202 202-202 110 0 200 90 200 202 0 110-90 200-200 200-111 0-202-90-202-200z">
          <text:p/>
        </draw:path>
        <draw:path draw:style-name="gr6" draw:text-style-name="P1" draw:layer="layout" svg:width="0.401cm" svg:height="0.401cm" svg:x="11.013cm" svg:y="4.509cm" svg:viewBox="0 0 402 402" svg:d="M0 202c0-112 91-202 202-202 110 0 200 90 200 202 0 110-90 200-200 200-111 0-202-90-202-200z">
          <text:p/>
        </draw:path>
        <draw:path draw:style-name="gr7" draw:text-style-name="P4" draw:layer="layout" svg:width="0.402cm" svg:height="0.401cm" svg:x="16.594cm" svg:y="3.94cm" svg:viewBox="0 0 403 402" svg:d="M0 200c0-110 91-200 202-200 110 0 201 90 201 200 0 112-91 202-201 202-111 0-202-90-202-202z">
          <text:p/>
        </draw:path>
        <draw:path draw:style-name="gr8" draw:text-style-name="P1" draw:layer="layout" svg:width="0.402cm" svg:height="0.401cm" svg:x="16.594cm" svg:y="3.94cm" svg:viewBox="0 0 403 402" svg:d="M0 200c0-110 91-200 202-200 110 0 201 90 201 200 0 112-91 202-201 202-111 0-202-90-202-202z">
          <text:p/>
        </draw:path>
        <draw:path draw:style-name="gr3" draw:text-style-name="P2" draw:layer="layout" svg:width="0.401cm" svg:height="0.401cm" svg:x="5.432cm" svg:y="8.546cm" svg:viewBox="0 0 402 402" svg:d="M0 202c0-111 90-202 200-202s202 91 202 202c0 110-92 200-202 200s-200-90-200-200z">
          <text:p/>
        </draw:path>
        <draw:path draw:style-name="gr4" draw:text-style-name="P1" draw:layer="layout" svg:width="0.401cm" svg:height="0.401cm" svg:x="5.432cm" svg:y="8.546cm" svg:viewBox="0 0 402 402" svg:d="M0 202c0-111 90-202 200-202s202 91 202 202c0 110-92 200-202 200s-200-90-200-200z">
          <text:p/>
        </draw:path>
        <draw:path draw:style-name="gr5" draw:text-style-name="P3" draw:layer="layout" svg:width="0.401cm" svg:height="0.401cm" svg:x="11.013cm" svg:y="8.877cm" svg:viewBox="0 0 402 402" svg:d="M0 202c0-112 91-202 202-202 110 0 200 90 200 202 0 110-90 200-200 200-111 0-202-90-202-200z">
          <text:p/>
        </draw:path>
        <draw:path draw:style-name="gr6" draw:text-style-name="P1" draw:layer="layout" svg:width="0.401cm" svg:height="0.401cm" svg:x="11.013cm" svg:y="8.877cm" svg:viewBox="0 0 402 402" svg:d="M0 202c0-112 91-202 202-202 110 0 200 90 200 202 0 110-90 200-200 200-111 0-202-90-202-200z">
          <text:p/>
        </draw:path>
        <draw:path draw:style-name="gr7" draw:text-style-name="P4" draw:layer="layout" svg:width="0.402cm" svg:height="0.401cm" svg:x="16.594cm" svg:y="9.592cm" svg:viewBox="0 0 403 402" svg:d="M0 200c0-110 91-200 202-200 110 0 201 90 201 200 0 112-91 202-201 202-111 0-202-90-202-202z">
          <text:p/>
        </draw:path>
        <draw:path draw:style-name="gr8" draw:text-style-name="P1" draw:layer="layout" svg:width="0.402cm" svg:height="0.401cm" svg:x="16.594cm" svg:y="9.592cm" svg:viewBox="0 0 403 402" svg:d="M0 200c0-110 91-200 202-200 110 0 201 90 201 200 0 112-91 202-201 202-111 0-202-90-202-202z">
          <text:p/>
        </draw:path>
        <draw:path draw:style-name="gr3" draw:text-style-name="P2" draw:layer="layout" svg:width="0.401cm" svg:height="0.401cm" svg:x="5.432cm" svg:y="10.108cm" svg:viewBox="0 0 402 402" svg:d="M0 201c0-111 90-201 200-201s202 90 202 201-92 201-202 201-200-90-200-201z">
          <text:p/>
        </draw:path>
        <draw:path draw:style-name="gr4" draw:text-style-name="P1" draw:layer="layout" svg:width="0.401cm" svg:height="0.401cm" svg:x="5.432cm" svg:y="10.108cm" svg:viewBox="0 0 402 402" svg:d="M0 201c0-111 90-201 200-201s202 90 202 201-92 201-202 201-200-90-200-201z">
          <text:p/>
        </draw:path>
        <draw:path draw:style-name="gr5" draw:text-style-name="P3" draw:layer="layout" svg:width="0.401cm" svg:height="0.401cm" svg:x="11.013cm" svg:y="9.049cm" svg:viewBox="0 0 402 402" svg:d="M0 201c0-111 91-201 202-201 110 0 200 90 200 201 0 110-90 201-200 201-111 0-202-91-202-201z">
          <text:p/>
        </draw:path>
        <draw:path draw:style-name="gr6" draw:text-style-name="P1" draw:layer="layout" svg:width="0.401cm" svg:height="0.401cm" svg:x="11.013cm" svg:y="9.049cm" svg:viewBox="0 0 402 402" svg:d="M0 201c0-111 91-201 202-201 110 0 200 90 200 201 0 110-90 201-200 201-111 0-202-91-202-201z">
          <text:p/>
        </draw:path>
        <draw:path draw:style-name="gr7" draw:text-style-name="P4" draw:layer="layout" svg:width="0.402cm" svg:height="0.401cm" svg:x="16.594cm" svg:y="10.28cm" svg:viewBox="0 0 403 402" svg:d="M0 201c0-111 91-201 202-201 110 0 201 90 201 201 0 110-91 201-201 201-111 0-202-91-202-201z">
          <text:p/>
        </draw:path>
        <draw:path draw:style-name="gr8" draw:text-style-name="P1" draw:layer="layout" svg:width="0.402cm" svg:height="0.401cm" svg:x="16.594cm" svg:y="10.28cm" svg:viewBox="0 0 403 402" svg:d="M0 201c0-111 91-201 202-201 110 0 201 90 201 201 0 110-91 201-201 201-111 0-202-91-202-201z">
          <text:p/>
        </draw:path>
        <draw:path draw:style-name="gr3" draw:text-style-name="P2" draw:layer="layout" svg:width="0.401cm" svg:height="0.402cm" svg:x="5.432cm" svg:y="8.4cm" svg:viewBox="0 0 402 403" svg:d="M0 201c0-110 90-201 200-201s202 91 202 201c0 111-92 202-202 202s-200-91-200-202z">
          <text:p/>
        </draw:path>
        <draw:path draw:style-name="gr4" draw:text-style-name="P1" draw:layer="layout" svg:width="0.401cm" svg:height="0.402cm" svg:x="5.432cm" svg:y="8.4cm" svg:viewBox="0 0 402 403" svg:d="M0 201c0-110 90-201 200-201s202 91 202 201c0 111-92 202-202 202s-200-91-200-202z">
          <text:p/>
        </draw:path>
        <draw:path draw:style-name="gr5" draw:text-style-name="P3" draw:layer="layout" svg:width="0.401cm" svg:height="0.401cm" svg:x="11.013cm" svg:y="8.89cm" svg:viewBox="0 0 402 402" svg:d="M0 202c0-112 91-202 202-202 110 0 200 90 200 202 0 110-90 200-200 200-111 0-202-90-202-200z">
          <text:p/>
        </draw:path>
        <draw:path draw:style-name="gr6" draw:text-style-name="P1" draw:layer="layout" svg:width="0.401cm" svg:height="0.401cm" svg:x="11.013cm" svg:y="8.89cm" svg:viewBox="0 0 402 402" svg:d="M0 202c0-112 91-202 202-202 110 0 200 90 200 202 0 110-90 200-200 200-111 0-202-90-202-200z">
          <text:p/>
        </draw:path>
        <draw:path draw:style-name="gr7" draw:text-style-name="P4" draw:layer="layout" svg:width="0.402cm" svg:height="0.401cm" svg:x="16.594cm" svg:y="10.571cm" svg:viewBox="0 0 403 402" svg:d="M0 202c0-111 91-202 202-202 110 0 201 91 201 202 0 110-91 200-201 200-111 0-202-90-202-200z">
          <text:p/>
        </draw:path>
        <draw:path draw:style-name="gr8" draw:text-style-name="P1" draw:layer="layout" svg:width="0.402cm" svg:height="0.401cm" svg:x="16.594cm" svg:y="10.571cm" svg:viewBox="0 0 403 402" svg:d="M0 202c0-111 91-202 202-202 110 0 201 91 201 202 0 110-91 200-201 200-111 0-202-90-202-200z">
          <text:p/>
        </draw:path>
        <draw:path draw:style-name="gr3" draw:text-style-name="P2" draw:layer="layout" svg:width="0.401cm" svg:height="0.401cm" svg:x="5.432cm" svg:y="6.852cm" svg:viewBox="0 0 402 402" svg:d="M0 201c0-111 90-201 200-201s202 90 202 201-92 201-202 201-200-90-200-201z">
          <text:p/>
        </draw:path>
        <draw:path draw:style-name="gr4" draw:text-style-name="P1" draw:layer="layout" svg:width="0.401cm" svg:height="0.401cm" svg:x="5.432cm" svg:y="6.852cm" svg:viewBox="0 0 402 402" svg:d="M0 201c0-111 90-201 200-201s202 90 202 201-92 201-202 201-200-90-200-201z">
          <text:p/>
        </draw:path>
        <draw:path draw:style-name="gr5" draw:text-style-name="P3" draw:layer="layout" svg:width="0.401cm" svg:height="0.402cm" svg:x="11.013cm" svg:y="8.056cm" svg:viewBox="0 0 402 403" svg:d="M0 202c0-111 91-202 202-202 110 0 200 91 200 202 0 110-90 201-200 201-111 0-202-91-202-201z">
          <text:p/>
        </draw:path>
        <draw:path draw:style-name="gr6" draw:text-style-name="P1" draw:layer="layout" svg:width="0.401cm" svg:height="0.402cm" svg:x="11.013cm" svg:y="8.056cm" svg:viewBox="0 0 402 403" svg:d="M0 202c0-111 91-202 202-202 110 0 200 91 200 202 0 110-90 201-200 201-111 0-202-91-202-201z">
          <text:p/>
        </draw:path>
        <draw:path draw:style-name="gr7" draw:text-style-name="P4" draw:layer="layout" svg:width="0.402cm" svg:height="0.401cm" svg:x="16.594cm" svg:y="9.764cm" svg:viewBox="0 0 403 402" svg:d="M0 201c0-110 91-201 202-201 110 0 201 91 201 201s-91 201-201 201c-111 0-202-91-202-201z">
          <text:p/>
        </draw:path>
        <draw:path draw:style-name="gr8" draw:text-style-name="P1" draw:layer="layout" svg:width="0.402cm" svg:height="0.401cm" svg:x="16.594cm" svg:y="9.764cm" svg:viewBox="0 0 403 402" svg:d="M0 201c0-110 91-201 202-201 110 0 201 91 201 201s-91 201-201 201c-111 0-202-91-202-201z">
          <text:p/>
        </draw:path>
        <draw:path draw:style-name="gr3" draw:text-style-name="P2" draw:layer="layout" svg:width="0.401cm" svg:height="0.401cm" svg:x="5.432cm" svg:y="2.312cm" svg:viewBox="0 0 402 402" svg:d="M0 200c0-110 90-200 200-200s202 90 202 200c0 112-92 202-202 202s-200-90-200-202z">
          <text:p/>
        </draw:path>
        <draw:path draw:style-name="gr4" draw:text-style-name="P1" draw:layer="layout" svg:width="0.401cm" svg:height="0.401cm" svg:x="5.432cm" svg:y="2.312cm" svg:viewBox="0 0 402 402" svg:d="M0 200c0-110 90-200 200-200s202 90 202 200c0 112-92 202-202 202s-200-90-200-202z">
          <text:p/>
        </draw:path>
        <draw:path draw:style-name="gr5" draw:text-style-name="P3" draw:layer="layout" svg:width="0.401cm" svg:height="0.402cm" svg:x="11.013cm" svg:y="11.484cm" svg:viewBox="0 0 402 403" svg:d="M0 201c0-111 91-201 202-201 110 0 200 90 200 201 0 110-90 202-200 202-111 0-202-92-202-202z">
          <text:p/>
        </draw:path>
        <draw:path draw:style-name="gr6" draw:text-style-name="P1" draw:layer="layout" svg:width="0.401cm" svg:height="0.402cm" svg:x="11.013cm" svg:y="11.484cm" svg:viewBox="0 0 402 403" svg:d="M0 201c0-111 91-201 202-201 110 0 200 90 200 201 0 110-90 202-200 202-111 0-202-92-202-202z">
          <text:p/>
        </draw:path>
        <draw:path draw:style-name="gr7" draw:text-style-name="P4" draw:layer="layout" svg:width="0.402cm" svg:height="0.401cm" svg:x="16.594cm" svg:y="9.406cm" svg:viewBox="0 0 403 402" svg:d="M0 202c0-110 91-202 202-202 110 0 201 92 201 202s-91 200-201 200c-111 0-202-90-202-200z">
          <text:p/>
        </draw:path>
        <draw:path draw:style-name="gr8" draw:text-style-name="P1" draw:layer="layout" svg:width="0.402cm" svg:height="0.401cm" svg:x="16.594cm" svg:y="9.406cm" svg:viewBox="0 0 403 402" svg:d="M0 202c0-110 91-202 202-202 110 0 201 92 201 202s-91 200-201 200c-111 0-202-90-202-200z">
          <text:p/>
        </draw:path>
        <draw:path draw:style-name="gr3" draw:text-style-name="P2" draw:layer="layout" svg:width="0.401cm" svg:height="0.402cm" svg:x="5.432cm" svg:y="8.347cm" svg:viewBox="0 0 402 403" svg:d="M0 201c0-110 90-201 200-201s202 91 202 201c0 111-92 202-202 202s-200-91-200-202z">
          <text:p/>
        </draw:path>
        <draw:path draw:style-name="gr4" draw:text-style-name="P1" draw:layer="layout" svg:width="0.401cm" svg:height="0.402cm" svg:x="5.432cm" svg:y="8.347cm" svg:viewBox="0 0 402 403" svg:d="M0 201c0-110 90-201 200-201s202 91 202 201c0 111-92 202-202 202s-200-91-200-202z">
          <text:p/>
        </draw:path>
        <draw:path draw:style-name="gr5" draw:text-style-name="P3" draw:layer="layout" svg:width="0.401cm" svg:height="0.402cm" svg:x="11.013cm" svg:y="9.856cm" svg:viewBox="0 0 402 403" svg:d="M0 201c0-111 91-201 202-201 110 0 200 90 200 201 0 110-90 202-200 202-111 0-202-92-202-202z">
          <text:p/>
        </draw:path>
        <draw:path draw:style-name="gr6" draw:text-style-name="P1" draw:layer="layout" svg:width="0.401cm" svg:height="0.402cm" svg:x="11.013cm" svg:y="9.856cm" svg:viewBox="0 0 402 403" svg:d="M0 201c0-111 91-201 202-201 110 0 200 90 200 201 0 110-90 202-200 202-111 0-202-92-202-202z">
          <text:p/>
        </draw:path>
        <draw:path draw:style-name="gr7" draw:text-style-name="P4" draw:layer="layout" svg:width="0.402cm" svg:height="0.401cm" svg:x="16.594cm" svg:y="12.186cm" svg:viewBox="0 0 403 402" svg:d="M0 202c0-111 91-202 202-202 110 0 201 91 201 202 0 110-91 200-201 200-111 0-202-90-202-200z">
          <text:p/>
        </draw:path>
        <draw:path draw:style-name="gr8" draw:text-style-name="P1" draw:layer="layout" svg:width="0.402cm" svg:height="0.401cm" svg:x="16.594cm" svg:y="12.186cm" svg:viewBox="0 0 403 402" svg:d="M0 202c0-111 91-202 202-202 110 0 201 91 201 202 0 110-91 200-201 200-111 0-202-90-202-200z">
          <text:p/>
        </draw:path>
        <draw:path draw:style-name="gr3" draw:text-style-name="P2" draw:layer="layout" svg:width="0.401cm" svg:height="0.402cm" svg:x="5.432cm" svg:y="4.654cm" svg:viewBox="0 0 402 403" svg:d="M0 201c0-110 90-201 200-201s202 91 202 201c0 111-92 202-202 202s-200-91-200-202z">
          <text:p/>
        </draw:path>
        <draw:path draw:style-name="gr4" draw:text-style-name="P1" draw:layer="layout" svg:width="0.401cm" svg:height="0.402cm" svg:x="5.432cm" svg:y="4.654cm" svg:viewBox="0 0 402 403" svg:d="M0 201c0-110 90-201 200-201s202 91 202 201c0 111-92 202-202 202s-200-91-200-202z">
          <text:p/>
        </draw:path>
        <draw:path draw:style-name="gr5" draw:text-style-name="P3" draw:layer="layout" svg:width="0.401cm" svg:height="0.402cm" svg:x="11.013cm" svg:y="9.234cm" svg:viewBox="0 0 402 403" svg:d="M0 202c0-112 91-202 202-202 110 0 200 90 200 202 0 110-90 201-200 201-111 0-202-91-202-201z">
          <text:p/>
        </draw:path>
        <draw:path draw:style-name="gr6" draw:text-style-name="P1" draw:layer="layout" svg:width="0.401cm" svg:height="0.402cm" svg:x="11.013cm" svg:y="9.234cm" svg:viewBox="0 0 402 403" svg:d="M0 202c0-112 91-202 202-202 110 0 200 90 200 202 0 110-90 201-200 201-111 0-202-91-202-201z">
          <text:p/>
        </draw:path>
        <draw:path draw:style-name="gr7" draw:text-style-name="P4" draw:layer="layout" svg:width="0.402cm" svg:height="0.401cm" svg:x="16.594cm" svg:y="7.911cm" svg:viewBox="0 0 403 402" svg:d="M0 200c0-110 91-200 202-200 110 0 201 90 201 200 0 112-91 202-201 202-111 0-202-90-202-202z">
          <text:p/>
        </draw:path>
        <draw:path draw:style-name="gr8" draw:text-style-name="P1" draw:layer="layout" svg:width="0.402cm" svg:height="0.401cm" svg:x="16.594cm" svg:y="7.911cm" svg:viewBox="0 0 403 402" svg:d="M0 200c0-110 91-200 202-200 110 0 201 90 201 200 0 112-91 202-201 202-111 0-202-90-202-202z">
          <text:p/>
        </draw:path>
        <draw:path draw:style-name="gr3" draw:text-style-name="P2" draw:layer="layout" svg:width="0.401cm" svg:height="0.401cm" svg:x="5.432cm" svg:y="6.415cm" svg:viewBox="0 0 402 402" svg:d="M0 200c0-110 90-200 200-200s202 90 202 200c0 112-92 202-202 202s-200-90-200-202z">
          <text:p/>
        </draw:path>
        <draw:path draw:style-name="gr4" draw:text-style-name="P1" draw:layer="layout" svg:width="0.401cm" svg:height="0.401cm" svg:x="5.432cm" svg:y="6.415cm" svg:viewBox="0 0 402 402" svg:d="M0 200c0-110 90-200 200-200s202 90 202 200c0 112-92 202-202 202s-200-90-200-202z">
          <text:p/>
        </draw:path>
        <draw:path draw:style-name="gr5" draw:text-style-name="P3" draw:layer="layout" svg:width="0.401cm" svg:height="0.401cm" svg:x="11.013cm" svg:y="5.806cm" svg:viewBox="0 0 402 402" svg:d="M0 202c0-111 91-202 202-202 110 0 200 91 200 202 0 110-90 200-200 200-111 0-202-90-202-200z">
          <text:p/>
        </draw:path>
        <draw:path draw:style-name="gr6" draw:text-style-name="P1" draw:layer="layout" svg:width="0.401cm" svg:height="0.401cm" svg:x="11.013cm" svg:y="5.806cm" svg:viewBox="0 0 402 402" svg:d="M0 202c0-111 91-202 202-202 110 0 200 91 200 202 0 110-90 200-200 200-111 0-202-90-202-200z">
          <text:p/>
        </draw:path>
        <draw:path draw:style-name="gr7" draw:text-style-name="P4" draw:layer="layout" svg:width="0.402cm" svg:height="0.402cm" svg:x="16.594cm" svg:y="7.95cm" svg:viewBox="0 0 403 403" svg:d="M0 201c0-110 91-201 202-201 110 0 201 91 201 201 0 111-91 202-201 202-111 0-202-91-202-202z">
          <text:p/>
        </draw:path>
        <draw:path draw:style-name="gr8" draw:text-style-name="P1" draw:layer="layout" svg:width="0.402cm" svg:height="0.402cm" svg:x="16.594cm" svg:y="7.95cm" svg:viewBox="0 0 403 403" svg:d="M0 201c0-110 91-201 202-201 110 0 201 91 201 201 0 111-91 202-201 202-111 0-202-91-202-202z">
          <text:p/>
        </draw:path>
        <draw:path draw:style-name="gr3" draw:text-style-name="P2" draw:layer="layout" svg:width="0.401cm" svg:height="0.401cm" svg:x="5.432cm" svg:y="8.996cm" svg:viewBox="0 0 402 402" svg:d="M0 201c0-110 90-201 200-201s202 91 202 201c0 111-92 201-202 201s-200-90-200-201z">
          <text:p/>
        </draw:path>
        <draw:path draw:style-name="gr4" draw:text-style-name="P1" draw:layer="layout" svg:width="0.401cm" svg:height="0.401cm" svg:x="5.432cm" svg:y="8.996cm" svg:viewBox="0 0 402 402" svg:d="M0 201c0-110 90-201 200-201s202 91 202 201c0 111-92 201-202 201s-200-90-200-201z">
          <text:p/>
        </draw:path>
        <draw:path draw:style-name="gr5" draw:text-style-name="P3" draw:layer="layout" svg:width="0.401cm" svg:height="0.401cm" svg:x="11.013cm" svg:y="7.077cm" svg:viewBox="0 0 402 402" svg:d="M0 200c0-110 91-200 202-200 110 0 200 90 200 200 0 111-90 202-200 202-111 0-202-91-202-202z">
          <text:p/>
        </draw:path>
        <draw:path draw:style-name="gr6" draw:text-style-name="P1" draw:layer="layout" svg:width="0.401cm" svg:height="0.401cm" svg:x="11.013cm" svg:y="7.077cm" svg:viewBox="0 0 402 402" svg:d="M0 200c0-110 91-200 202-200 110 0 200 90 200 200 0 111-90 202-200 202-111 0-202-91-202-202z">
          <text:p/>
        </draw:path>
        <draw:path draw:style-name="gr7" draw:text-style-name="P4" draw:layer="layout" svg:width="0.402cm" svg:height="0.402cm" svg:x="16.594cm" svg:y="6.004cm" svg:viewBox="0 0 403 403" svg:d="M0 201c0-110 91-201 202-201 110 0 201 91 201 201 0 112-91 202-201 202-111 0-202-90-202-202z">
          <text:p/>
        </draw:path>
        <draw:path draw:style-name="gr8" draw:text-style-name="P1" draw:layer="layout" svg:width="0.402cm" svg:height="0.402cm" svg:x="16.594cm" svg:y="6.004cm" svg:viewBox="0 0 403 403" svg:d="M0 201c0-110 91-201 202-201 110 0 201 91 201 201 0 112-91 202-201 202-111 0-202-90-202-202z">
          <text:p/>
        </draw:path>
        <draw:path draw:style-name="gr3" draw:text-style-name="P2" draw:layer="layout" svg:width="0.401cm" svg:height="0.401cm" svg:x="5.432cm" svg:y="6.177cm" svg:viewBox="0 0 402 402" svg:d="M0 201c0-110 90-201 200-201s202 91 202 201c0 111-92 201-202 201s-200-90-200-201z">
          <text:p/>
        </draw:path>
        <draw:path draw:style-name="gr4" draw:text-style-name="P1" draw:layer="layout" svg:width="0.401cm" svg:height="0.401cm" svg:x="5.432cm" svg:y="6.177cm" svg:viewBox="0 0 402 402" svg:d="M0 201c0-110 90-201 200-201s202 91 202 201c0 111-92 201-202 201s-200-90-200-201z">
          <text:p/>
        </draw:path>
        <draw:path draw:style-name="gr5" draw:text-style-name="P3" draw:layer="layout" svg:width="0.401cm" svg:height="0.402cm" svg:x="11.013cm" svg:y="7.844cm" svg:viewBox="0 0 402 403" svg:d="M0 201c0-110 91-201 202-201 110 0 200 91 200 201s-90 202-200 202c-111 0-202-92-202-202z">
          <text:p/>
        </draw:path>
        <draw:path draw:style-name="gr6" draw:text-style-name="P1" draw:layer="layout" svg:width="0.401cm" svg:height="0.402cm" svg:x="11.013cm" svg:y="7.844cm" svg:viewBox="0 0 402 403" svg:d="M0 201c0-110 91-201 202-201 110 0 200 91 200 201s-90 202-200 202c-111 0-202-92-202-202z">
          <text:p/>
        </draw:path>
        <draw:path draw:style-name="gr7" draw:text-style-name="P4" draw:layer="layout" svg:width="0.402cm" svg:height="0.401cm" svg:x="16.594cm" svg:y="8.506cm" svg:viewBox="0 0 403 402" svg:d="M0 202c0-112 91-202 202-202 110 0 201 90 201 202 0 110-91 200-201 200-111 0-202-90-202-200z">
          <text:p/>
        </draw:path>
        <draw:path draw:style-name="gr8" draw:text-style-name="P1" draw:layer="layout" svg:width="0.402cm" svg:height="0.401cm" svg:x="16.594cm" svg:y="8.506cm" svg:viewBox="0 0 403 402" svg:d="M0 202c0-112 91-202 202-202 110 0 201 90 201 202 0 110-91 200-201 200-111 0-202-90-202-200z">
          <text:p/>
        </draw:path>
        <draw:path draw:style-name="gr3" draw:text-style-name="P2" draw:layer="layout" svg:width="0.401cm" svg:height="0.401cm" svg:x="5.432cm" svg:y="6.905cm" svg:viewBox="0 0 402 402" svg:d="M0 201c0-111 90-201 200-201s202 90 202 201-92 201-202 201-200-90-200-201z">
          <text:p/>
        </draw:path>
        <draw:path draw:style-name="gr4" draw:text-style-name="P1" draw:layer="layout" svg:width="0.401cm" svg:height="0.401cm" svg:x="5.432cm" svg:y="6.905cm" svg:viewBox="0 0 402 402" svg:d="M0 201c0-111 90-201 200-201s202 90 202 201-92 201-202 201-200-90-200-201z">
          <text:p/>
        </draw:path>
        <draw:path draw:style-name="gr5" draw:text-style-name="P3" draw:layer="layout" svg:width="0.401cm" svg:height="0.402cm" svg:x="11.013cm" svg:y="11.325cm" svg:viewBox="0 0 402 403" svg:d="M0 202c0-111 91-202 202-202 110 0 200 91 200 202s-90 201-200 201c-111 0-202-90-202-201z">
          <text:p/>
        </draw:path>
        <draw:path draw:style-name="gr6" draw:text-style-name="P1" draw:layer="layout" svg:width="0.401cm" svg:height="0.402cm" svg:x="11.013cm" svg:y="11.325cm" svg:viewBox="0 0 402 403" svg:d="M0 202c0-111 91-202 202-202 110 0 200 91 200 202s-90 201-200 201c-111 0-202-90-202-201z">
          <text:p/>
        </draw:path>
        <draw:path draw:style-name="gr7" draw:text-style-name="P4" draw:layer="layout" svg:width="0.402cm" svg:height="0.401cm" svg:x="16.594cm" svg:y="10.108cm" svg:viewBox="0 0 403 402" svg:d="M0 201c0-111 91-201 202-201 110 0 201 90 201 201s-91 201-201 201c-111 0-202-90-202-201z">
          <text:p/>
        </draw:path>
        <draw:path draw:style-name="gr8" draw:text-style-name="P1" draw:layer="layout" svg:width="0.402cm" svg:height="0.401cm" svg:x="16.594cm" svg:y="10.108cm" svg:viewBox="0 0 403 402" svg:d="M0 201c0-111 91-201 202-201 110 0 201 90 201 201s-91 201-201 201c-111 0-202-90-202-201z">
          <text:p/>
        </draw:path>
        <draw:path draw:style-name="gr3" draw:text-style-name="P2" draw:layer="layout" svg:width="0.401cm" svg:height="0.401cm" svg:x="5.432cm" svg:y="7.209cm" svg:viewBox="0 0 402 402" svg:d="M0 201c0-111 90-201 200-201s202 90 202 201-92 201-202 201-200-90-200-201z">
          <text:p/>
        </draw:path>
        <draw:path draw:style-name="gr4" draw:text-style-name="P1" draw:layer="layout" svg:width="0.401cm" svg:height="0.401cm" svg:x="5.432cm" svg:y="7.209cm" svg:viewBox="0 0 402 402" svg:d="M0 201c0-111 90-201 200-201s202 90 202 201-92 201-202 201-200-90-200-201z">
          <text:p/>
        </draw:path>
        <draw:path draw:style-name="gr5" draw:text-style-name="P3" draw:layer="layout" svg:width="0.401cm" svg:height="0.401cm" svg:x="11.013cm" svg:y="8.97cm" svg:viewBox="0 0 402 402" svg:d="M0 201c0-110 91-201 202-201 110 0 200 91 200 201s-90 201-200 201c-111 0-202-91-202-201z">
          <text:p/>
        </draw:path>
        <draw:path draw:style-name="gr6" draw:text-style-name="P1" draw:layer="layout" svg:width="0.401cm" svg:height="0.401cm" svg:x="11.013cm" svg:y="8.97cm" svg:viewBox="0 0 402 402" svg:d="M0 201c0-110 91-201 202-201 110 0 200 91 200 201s-90 201-200 201c-111 0-202-91-202-201z">
          <text:p/>
        </draw:path>
        <draw:path draw:style-name="gr7" draw:text-style-name="P4" draw:layer="layout" svg:width="0.402cm" svg:height="0.402cm" svg:x="16.594cm" svg:y="7.182cm" svg:viewBox="0 0 403 403" svg:d="M0 201c0-110 91-201 202-201 110 0 201 91 201 201 0 112-91 202-201 202-111 0-202-90-202-202z">
          <text:p/>
        </draw:path>
        <draw:path draw:style-name="gr8" draw:text-style-name="P1" draw:layer="layout" svg:width="0.402cm" svg:height="0.402cm" svg:x="16.594cm" svg:y="7.182cm" svg:viewBox="0 0 403 403" svg:d="M0 201c0-110 91-201 202-201 110 0 201 91 201 201 0 112-91 202-201 202-111 0-202-90-202-202z">
          <text:p/>
        </draw:path>
        <draw:path draw:style-name="gr3" draw:text-style-name="P2" draw:layer="layout" svg:width="0.401cm" svg:height="0.401cm" svg:x="5.432cm" svg:y="3.993cm" svg:viewBox="0 0 402 402" svg:d="M0 200c0-110 90-200 200-200s202 90 202 200c0 112-92 202-202 202s-200-90-200-202z">
          <text:p/>
        </draw:path>
        <draw:path draw:style-name="gr4" draw:text-style-name="P1" draw:layer="layout" svg:width="0.401cm" svg:height="0.401cm" svg:x="5.432cm" svg:y="3.993cm" svg:viewBox="0 0 402 402" svg:d="M0 200c0-110 90-200 200-200s202 90 202 200c0 112-92 202-202 202s-200-90-200-202z">
          <text:p/>
        </draw:path>
        <draw:path draw:style-name="gr5" draw:text-style-name="P3" draw:layer="layout" svg:width="0.401cm" svg:height="0.402cm" svg:x="11.013cm" svg:y="6.838cm" svg:viewBox="0 0 402 403" svg:d="M0 202c0-111 91-202 202-202 110 0 200 91 200 202s-90 201-200 201c-111 0-202-90-202-201z">
          <text:p/>
        </draw:path>
        <draw:path draw:style-name="gr6" draw:text-style-name="P1" draw:layer="layout" svg:width="0.401cm" svg:height="0.402cm" svg:x="11.013cm" svg:y="6.838cm" svg:viewBox="0 0 402 403" svg:d="M0 202c0-111 91-202 202-202 110 0 200 91 200 202s-90 201-200 201c-111 0-202-90-202-201z">
          <text:p/>
        </draw:path>
        <draw:path draw:style-name="gr7" draw:text-style-name="P4" draw:layer="layout" svg:width="0.402cm" svg:height="0.402cm" svg:x="16.594cm" svg:y="6.163cm" svg:viewBox="0 0 403 403" svg:d="M0 202c0-110 91-202 202-202 110 0 201 92 201 202s-91 201-201 201c-111 0-202-91-202-201z">
          <text:p/>
        </draw:path>
        <draw:path draw:style-name="gr8" draw:text-style-name="P1" draw:layer="layout" svg:width="0.402cm" svg:height="0.402cm" svg:x="16.594cm" svg:y="6.163cm" svg:viewBox="0 0 403 403" svg:d="M0 202c0-110 91-202 202-202 110 0 201 92 201 202s-91 201-201 201c-111 0-202-91-202-201z">
          <text:p/>
        </draw:path>
        <draw:path draw:style-name="gr3" draw:text-style-name="P2" draw:layer="layout" svg:width="0.401cm" svg:height="0.401cm" svg:x="5.432cm" svg:y="8.612cm" svg:viewBox="0 0 402 402" svg:d="M0 202c0-110 90-202 200-202s202 92 202 202-92 200-202 200-200-90-200-200z">
          <text:p/>
        </draw:path>
        <draw:path draw:style-name="gr4" draw:text-style-name="P1" draw:layer="layout" svg:width="0.401cm" svg:height="0.401cm" svg:x="5.432cm" svg:y="8.612cm" svg:viewBox="0 0 402 402" svg:d="M0 202c0-110 90-202 200-202s202 92 202 202-92 200-202 200-200-90-200-200z">
          <text:p/>
        </draw:path>
        <draw:path draw:style-name="gr5" draw:text-style-name="P3" draw:layer="layout" svg:width="0.401cm" svg:height="0.401cm" svg:x="11.013cm" svg:y="9.883cm" svg:viewBox="0 0 402 402" svg:d="M0 200c0-110 91-200 202-200 110 0 200 90 200 200 0 111-90 202-200 202-111 0-202-91-202-202z">
          <text:p/>
        </draw:path>
        <draw:path draw:style-name="gr6" draw:text-style-name="P1" draw:layer="layout" svg:width="0.401cm" svg:height="0.401cm" svg:x="11.013cm" svg:y="9.883cm" svg:viewBox="0 0 402 402" svg:d="M0 200c0-110 91-200 202-200 110 0 200 90 200 200 0 111-90 202-200 202-111 0-202-91-202-202z">
          <text:p/>
        </draw:path>
        <draw:path draw:style-name="gr7" draw:text-style-name="P4" draw:layer="layout" svg:width="0.402cm" svg:height="0.401cm" svg:x="16.594cm" svg:y="10.28cm" svg:viewBox="0 0 403 402" svg:d="M0 201c0-111 91-201 202-201 110 0 201 90 201 201 0 110-91 201-201 201-111 0-202-91-202-201z">
          <text:p/>
        </draw:path>
        <draw:path draw:style-name="gr8" draw:text-style-name="P1" draw:layer="layout" svg:width="0.402cm" svg:height="0.401cm" svg:x="16.594cm" svg:y="10.28cm" svg:viewBox="0 0 403 402" svg:d="M0 201c0-111 91-201 202-201 110 0 201 90 201 201 0 110-91 201-201 201-111 0-202-91-202-201z">
          <text:p/>
        </draw:path>
        <draw:path draw:style-name="gr3" draw:text-style-name="P2" draw:layer="layout" svg:width="0.401cm" svg:height="0.401cm" svg:x="5.432cm" svg:y="8.334cm" svg:viewBox="0 0 402 402" svg:d="M0 201c0-110 90-201 200-201s202 91 202 201c0 111-92 201-202 201s-200-90-200-201z">
          <text:p/>
        </draw:path>
        <draw:path draw:style-name="gr4" draw:text-style-name="P1" draw:layer="layout" svg:width="0.401cm" svg:height="0.401cm" svg:x="5.432cm" svg:y="8.334cm" svg:viewBox="0 0 402 402" svg:d="M0 201c0-110 90-201 200-201s202 91 202 201c0 111-92 201-202 201s-200-90-200-201z">
          <text:p/>
        </draw:path>
        <draw:path draw:style-name="gr5" draw:text-style-name="P3" draw:layer="layout" svg:width="0.401cm" svg:height="0.401cm" svg:x="11.013cm" svg:y="8.189cm" svg:viewBox="0 0 402 402" svg:d="M0 201c0-110 91-201 202-201 110 0 200 91 200 201 0 111-90 201-200 201-111 0-202-90-202-201z">
          <text:p/>
        </draw:path>
        <draw:path draw:style-name="gr6" draw:text-style-name="P1" draw:layer="layout" svg:width="0.401cm" svg:height="0.401cm" svg:x="11.013cm" svg:y="8.189cm" svg:viewBox="0 0 402 402" svg:d="M0 201c0-110 91-201 202-201 110 0 200 91 200 201 0 111-90 201-200 201-111 0-202-90-202-201z">
          <text:p/>
        </draw:path>
        <draw:path draw:style-name="gr7" draw:text-style-name="P4" draw:layer="layout" svg:width="0.402cm" svg:height="0.401cm" svg:x="16.594cm" svg:y="10.002cm" svg:viewBox="0 0 403 402" svg:d="M0 201c0-111 91-201 202-201 110 0 201 90 201 201s-91 201-201 201c-111 0-202-90-202-201z">
          <text:p/>
        </draw:path>
        <draw:path draw:style-name="gr8" draw:text-style-name="P1" draw:layer="layout" svg:width="0.402cm" svg:height="0.401cm" svg:x="16.594cm" svg:y="10.002cm" svg:viewBox="0 0 403 402" svg:d="M0 201c0-111 91-201 202-201 110 0 201 90 201 201s-91 201-201 201c-111 0-202-90-202-201z">
          <text:p/>
        </draw:path>
        <draw:path draw:style-name="gr3" draw:text-style-name="P2" draw:layer="layout" svg:width="0.401cm" svg:height="0.401cm" svg:x="5.432cm" svg:y="4.059cm" svg:viewBox="0 0 402 402" svg:d="M0 202c0-112 90-202 200-202s202 90 202 202c0 110-92 200-202 200s-200-90-200-200z">
          <text:p/>
        </draw:path>
        <draw:path draw:style-name="gr4" draw:text-style-name="P1" draw:layer="layout" svg:width="0.401cm" svg:height="0.401cm" svg:x="5.432cm" svg:y="4.059cm" svg:viewBox="0 0 402 402" svg:d="M0 202c0-112 90-202 200-202s202 90 202 202c0 110-92 200-202 200s-200-90-200-200z">
          <text:p/>
        </draw:path>
        <draw:path draw:style-name="gr5" draw:text-style-name="P3" draw:layer="layout" svg:width="0.401cm" svg:height="0.402cm" svg:x="11.013cm" svg:y="8.916cm" svg:viewBox="0 0 402 403" svg:d="M0 202c0-111 91-202 202-202 110 0 200 91 200 202 0 110-90 201-200 201-111 0-202-91-202-201z">
          <text:p/>
        </draw:path>
        <draw:path draw:style-name="gr6" draw:text-style-name="P1" draw:layer="layout" svg:width="0.401cm" svg:height="0.402cm" svg:x="11.013cm" svg:y="8.916cm" svg:viewBox="0 0 402 403" svg:d="M0 202c0-111 91-202 202-202 110 0 200 91 200 202 0 110-90 201-200 201-111 0-202-91-202-201z">
          <text:p/>
        </draw:path>
        <draw:path draw:style-name="gr7" draw:text-style-name="P4" draw:layer="layout" svg:width="0.402cm" svg:height="0.401cm" svg:x="16.594cm" svg:y="11.008cm" svg:viewBox="0 0 403 402" svg:d="M0 201c0-110 91-201 202-201 110 0 201 91 201 201 0 111-91 201-201 201-111 0-202-90-202-201z">
          <text:p/>
        </draw:path>
        <draw:path draw:style-name="gr8" draw:text-style-name="P1" draw:layer="layout" svg:width="0.402cm" svg:height="0.401cm" svg:x="16.594cm" svg:y="11.008cm" svg:viewBox="0 0 403 402" svg:d="M0 201c0-110 91-201 202-201 110 0 201 91 201 201 0 111-91 201-201 201-111 0-202-90-202-201z">
          <text:p/>
        </draw:path>
        <draw:path draw:style-name="gr3" draw:text-style-name="P2" draw:layer="layout" svg:width="0.401cm" svg:height="0.401cm" svg:x="5.432cm" svg:y="7.381cm" svg:viewBox="0 0 402 402" svg:d="M0 202c0-111 90-202 200-202s202 91 202 202c0 110-92 200-202 200s-200-90-200-200z">
          <text:p/>
        </draw:path>
        <draw:path draw:style-name="gr4" draw:text-style-name="P1" draw:layer="layout" svg:width="0.401cm" svg:height="0.401cm" svg:x="5.432cm" svg:y="7.381cm" svg:viewBox="0 0 402 402" svg:d="M0 202c0-111 90-202 200-202s202 91 202 202c0 110-92 200-202 200s-200-90-200-200z">
          <text:p/>
        </draw:path>
        <draw:path draw:style-name="gr5" draw:text-style-name="P3" draw:layer="layout" svg:width="0.401cm" svg:height="0.401cm" svg:x="11.013cm" svg:y="8.93cm" svg:viewBox="0 0 402 402" svg:d="M0 201c0-111 91-201 202-201 110 0 200 90 200 201s-90 201-200 201c-111 0-202-90-202-201z">
          <text:p/>
        </draw:path>
        <draw:path draw:style-name="gr6" draw:text-style-name="P1" draw:layer="layout" svg:width="0.401cm" svg:height="0.401cm" svg:x="11.013cm" svg:y="8.93cm" svg:viewBox="0 0 402 402" svg:d="M0 201c0-111 91-201 202-201 110 0 200 90 200 201s-90 201-200 201c-111 0-202-90-202-201z">
          <text:p/>
        </draw:path>
        <draw:path draw:style-name="gr7" draw:text-style-name="P4" draw:layer="layout" svg:width="0.402cm" svg:height="0.401cm" svg:x="16.594cm" svg:y="10.677cm" svg:viewBox="0 0 403 402" svg:d="M0 200c0-110 91-200 202-200 110 0 201 90 201 200 0 111-91 202-201 202-111 0-202-91-202-202z">
          <text:p/>
        </draw:path>
        <draw:path draw:style-name="gr8" draw:text-style-name="P1" draw:layer="layout" svg:width="0.402cm" svg:height="0.401cm" svg:x="16.594cm" svg:y="10.677cm" svg:viewBox="0 0 403 402" svg:d="M0 200c0-110 91-200 202-200 110 0 201 90 201 200 0 111-91 202-201 202-111 0-202-91-202-202z">
          <text:p/>
        </draw:path>
        <draw:path draw:style-name="gr3" draw:text-style-name="P2" draw:layer="layout" svg:width="0.401cm" svg:height="0.401cm" svg:x="5.432cm" svg:y="7.024cm" svg:viewBox="0 0 402 402" svg:d="M0 200c0-110 90-200 200-200s202 90 202 200c0 111-92 202-202 202s-200-91-200-202z">
          <text:p/>
        </draw:path>
        <draw:path draw:style-name="gr4" draw:text-style-name="P1" draw:layer="layout" svg:width="0.401cm" svg:height="0.401cm" svg:x="5.432cm" svg:y="7.024cm" svg:viewBox="0 0 402 402" svg:d="M0 200c0-110 90-200 200-200s202 90 202 200c0 111-92 202-202 202s-200-91-200-202z">
          <text:p/>
        </draw:path>
        <draw:path draw:style-name="gr5" draw:text-style-name="P3" draw:layer="layout" svg:width="0.401cm" svg:height="0.401cm" svg:x="11.013cm" svg:y="5.105cm" svg:viewBox="0 0 402 402" svg:d="M0 200c0-110 91-200 202-200 110 0 200 90 200 200 0 112-90 202-200 202-111 0-202-90-202-202z">
          <text:p/>
        </draw:path>
        <draw:path draw:style-name="gr6" draw:text-style-name="P1" draw:layer="layout" svg:width="0.401cm" svg:height="0.401cm" svg:x="11.013cm" svg:y="5.105cm" svg:viewBox="0 0 402 402" svg:d="M0 200c0-110 91-200 202-200 110 0 200 90 200 200 0 112-90 202-200 202-111 0-202-90-202-202z">
          <text:p/>
        </draw:path>
        <draw:path draw:style-name="gr7" draw:text-style-name="P4" draw:layer="layout" svg:width="0.402cm" svg:height="0.401cm" svg:x="16.594cm" svg:y="5.197cm" svg:viewBox="0 0 403 402" svg:d="M0 201c0-110 91-201 202-201 110 0 201 91 201 201 0 111-91 201-201 201-111 0-202-90-202-201z">
          <text:p/>
        </draw:path>
        <draw:path draw:style-name="gr8" draw:text-style-name="P1" draw:layer="layout" svg:width="0.402cm" svg:height="0.401cm" svg:x="16.594cm" svg:y="5.197cm" svg:viewBox="0 0 403 402" svg:d="M0 201c0-110 91-201 202-201 110 0 201 91 201 201 0 111-91 201-201 201-111 0-202-90-202-201z">
          <text:p/>
        </draw:path>
        <draw:path draw:style-name="gr3" draw:text-style-name="P2" draw:layer="layout" svg:width="0.401cm" svg:height="0.401cm" svg:x="5.432cm" svg:y="9.274cm" svg:viewBox="0 0 402 402" svg:d="M0 201c0-111 90-201 200-201s202 90 202 201-92 201-202 201-200-90-200-201z">
          <text:p/>
        </draw:path>
        <draw:path draw:style-name="gr4" draw:text-style-name="P1" draw:layer="layout" svg:width="0.401cm" svg:height="0.401cm" svg:x="5.432cm" svg:y="9.274cm" svg:viewBox="0 0 402 402" svg:d="M0 201c0-111 90-201 200-201s202 90 202 201-92 201-202 201-200-90-200-201z">
          <text:p/>
        </draw:path>
        <draw:path draw:style-name="gr5" draw:text-style-name="P3" draw:layer="layout" svg:width="0.401cm" svg:height="0.401cm" svg:x="11.013cm" svg:y="7.289cm" svg:viewBox="0 0 402 402" svg:d="M0 201c0-111 91-201 202-201 110 0 200 90 200 201 0 110-90 201-200 201-111 0-202-91-202-201z">
          <text:p/>
        </draw:path>
        <draw:path draw:style-name="gr6" draw:text-style-name="P1" draw:layer="layout" svg:width="0.401cm" svg:height="0.401cm" svg:x="11.013cm" svg:y="7.289cm" svg:viewBox="0 0 402 402" svg:d="M0 201c0-111 91-201 202-201 110 0 200 90 200 201 0 110-90 201-200 201-111 0-202-91-202-201z">
          <text:p/>
        </draw:path>
        <draw:path draw:style-name="gr7" draw:text-style-name="P4" draw:layer="layout" svg:width="0.402cm" svg:height="0.402cm" svg:x="16.594cm" svg:y="7.791cm" svg:viewBox="0 0 403 403" svg:d="M0 202c0-110 91-202 202-202 110 0 201 92 201 202s-91 201-201 201c-111 0-202-91-202-201z">
          <text:p/>
        </draw:path>
        <draw:path draw:style-name="gr8" draw:text-style-name="P1" draw:layer="layout" svg:width="0.402cm" svg:height="0.402cm" svg:x="16.594cm" svg:y="7.791cm" svg:viewBox="0 0 403 403" svg:d="M0 202c0-110 91-202 202-202 110 0 201 92 201 202s-91 201-201 201c-111 0-202-91-202-201z">
          <text:p/>
        </draw:path>
        <draw:path draw:style-name="gr3" draw:text-style-name="P2" draw:layer="layout" svg:width="0.401cm" svg:height="0.402cm" svg:x="5.432cm" svg:y="3.304cm" svg:viewBox="0 0 402 403" svg:d="M0 202c0-111 90-202 200-202s202 91 202 202c0 110-92 201-202 201s-200-91-200-201z">
          <text:p/>
        </draw:path>
        <draw:path draw:style-name="gr4" draw:text-style-name="P1" draw:layer="layout" svg:width="0.401cm" svg:height="0.402cm" svg:x="5.432cm" svg:y="3.304cm" svg:viewBox="0 0 402 403" svg:d="M0 202c0-111 90-202 200-202s202 91 202 202c0 110-92 201-202 201s-200-91-200-201z">
          <text:p/>
        </draw:path>
        <draw:path draw:style-name="gr5" draw:text-style-name="P3" draw:layer="layout" svg:width="0.401cm" svg:height="0.401cm" svg:x="11.013cm" svg:y="8.083cm" svg:viewBox="0 0 402 402" svg:d="M0 201c0-111 91-201 202-201 110 0 200 90 200 201s-90 201-200 201c-111 0-202-90-202-201z">
          <text:p/>
        </draw:path>
        <draw:path draw:style-name="gr6" draw:text-style-name="P1" draw:layer="layout" svg:width="0.401cm" svg:height="0.401cm" svg:x="11.013cm" svg:y="8.083cm" svg:viewBox="0 0 402 402" svg:d="M0 201c0-111 91-201 202-201 110 0 200 90 200 201s-90 201-200 201c-111 0-202-90-202-201z">
          <text:p/>
        </draw:path>
        <draw:path draw:style-name="gr7" draw:text-style-name="P4" draw:layer="layout" svg:width="0.402cm" svg:height="0.401cm" svg:x="16.594cm" svg:y="5.753cm" svg:viewBox="0 0 403 402" svg:d="M0 202c0-111 91-202 202-202 110 0 201 91 201 202 0 110-91 200-201 200-111 0-202-90-202-200z">
          <text:p/>
        </draw:path>
        <draw:path draw:style-name="gr8" draw:text-style-name="P1" draw:layer="layout" svg:width="0.402cm" svg:height="0.401cm" svg:x="16.594cm" svg:y="5.753cm" svg:viewBox="0 0 403 402" svg:d="M0 202c0-111 91-202 202-202 110 0 201 91 201 202 0 110-91 200-201 200-111 0-202-90-202-200z">
          <text:p/>
        </draw:path>
        <draw:line draw:style-name="gr9" draw:text-style-name="P1" draw:layer="layout" svg:x1="5.632cm" svg:y1="6.725cm" svg:x2="5.632cm" svg:y2="4.193cm">
          <text:p/>
        </draw:line>
        <draw:line draw:style-name="gr9" draw:text-style-name="P1" draw:layer="layout" svg:x1="5.632cm" svg:y1="8.71cm" svg:x2="5.632cm" svg:y2="11.195cm">
          <text:p/>
        </draw:line>
        <draw:polygon draw:style-name="gr10" draw:text-style-name="P5" draw:layer="layout" svg:width="1.116cm" svg:height="1.985cm" svg:x="5.074cm" svg:y="6.725cm" svg:viewBox="0 0 1117 1986" draw:points="0,0 0,1986 1117,1986 1117,0">
          <text:p/>
        </draw:polygon>
        <draw:line draw:style-name="gr11" draw:text-style-name="P1" draw:layer="layout" svg:x1="5.074cm" svg:y1="7.403cm" svg:x2="6.19cm" svg:y2="7.403cm">
          <text:p/>
        </draw:line>
        <draw:line draw:style-name="gr9" draw:text-style-name="P1" draw:layer="layout" svg:x1="11.214cm" svg:y1="7.628cm" svg:x2="11.214cm" svg:y2="4.71cm">
          <text:p/>
        </draw:line>
        <draw:line draw:style-name="gr9" draw:text-style-name="P1" draw:layer="layout" svg:x1="11.214cm" svg:y1="9.643cm" svg:x2="11.214cm" svg:y2="11.685cm">
          <text:p/>
        </draw:line>
        <draw:polygon draw:style-name="gr10" draw:text-style-name="P5" draw:layer="layout" svg:width="1.116cm" svg:height="2.015cm" svg:x="10.656cm" svg:y="7.628cm" svg:viewBox="0 0 1117 2016" draw:points="0,0 0,2016 1117,2016 1117,0">
          <text:p/>
        </draw:polygon>
        <draw:line draw:style-name="gr11" draw:text-style-name="P1" draw:layer="layout" svg:x1="10.656cm" svg:y1="9.084cm" svg:x2="11.772cm" svg:y2="9.084cm">
          <text:p/>
        </draw:line>
        <draw:line draw:style-name="gr9" draw:text-style-name="P1" draw:layer="layout" svg:x1="16.795cm" svg:y1="7.536cm" svg:x2="16.795cm" svg:y2="4.14cm">
          <text:p/>
        </draw:line>
        <draw:line draw:style-name="gr9" draw:text-style-name="P1" draw:layer="layout" svg:x1="16.795cm" svg:y1="10.437cm" svg:x2="16.795cm" svg:y2="12.387cm">
          <text:p/>
        </draw:line>
        <draw:polygon draw:style-name="gr10" draw:text-style-name="P5" draw:layer="layout" svg:width="1.116cm" svg:height="2.901cm" svg:x="16.237cm" svg:y="7.536cm" svg:viewBox="0 0 1117 2902" draw:points="0,0 0,2902 1117,2902 1117,0">
          <text:p/>
        </draw:polygon>
        <draw:line draw:style-name="gr11" draw:text-style-name="P1" draw:layer="layout" svg:x1="16.237cm" svg:y1="9.699cm" svg:x2="17.353cm" svg:y2="9.699cm">
          <text:p/>
        </draw:line>
        <draw:polygon draw:style-name="gr12" draw:text-style-name="P6" draw:layer="layout" svg:width="2.402cm" svg:height="8.683cm" svg:x="4.431cm" svg:y="2.512cm" svg:viewBox="0 0 2403 8684" draw:points="932,8684 929,8667 925,8650 922,8633 919,8616 916,8599 912,8582 909,8565 906,8548 903,8531 900,8514 897,8497 894,8480 891,8463 889,8446 886,8429 883,8412 881,8395 879,8378 876,8361 874,8345 871,8327 869,8310 867,8293 865,8276 863,8260 861,8243 859,8225 857,8208 856,8191 854,8174 852,8158 850,8141 849,8123 847,8106 846,8089 844,8073 843,8056 841,8039 839,8021 838,8004 837,7988 835,7971 833,7954 832,7937 830,7919 829,7902 827,7886 825,7869 824,7852 822,7835 820,7817 819,7801 816,7784 815,7767 813,7750 810,7733 808,7716 806,7699 804,7682 801,7665 799,7648 796,7631 793,7614 791,7597 788,7580 785,7563 781,7546 778,7529 775,7512 771,7495 768,7478 764,7461 760,7444 756,7427 752,7410 748,7393 743,7376 738,7359 734,7342 729,7325 724,7308 719,7291 714,7274 708,7257 703,7240 697,7223 692,7206 686,7189 680,7172 673,7155 667,7138 661,7121 654,7104 648,7087 641,7070 634,7053 628,7036 621,7019 614,7002 607,6985 599,6968 592,6951 585,6934 578,6917 571,6900 563,6883 556,6866 548,6849 541,6832 533,6815 526,6798 519,6781 511,6764 504,6747 496,6730 489,6713 482,6696 474,6679 467,6662 460,6645 453,6628 446,6611 439,6594 432,6577 424,6560 418,6543 411,6526 404,6509 398,6492 391,6475 385,6458 379,6441 373,6424 367,6407 361,6390 355,6373 349,6356 343,6339 338,6322 332,6305 327,6289 321,6271 316,6254 311,6237 306,6220 301,6204 296,6187 292,6169 287,6152 282,6135 278,6119 273,6102 269,6085 265,6067 260,6050 256,6033 252,6017 248,6000 244,5983 240,5965 235,5948 231,5932 227,5915 223,5898 219,5881 215,5863 211,5847 207,5830 203,5813 198,5796 194,5779 190,5761 186,5745 182,5728 177,5711 173,5694 169,5677 164,5660 160,5643 155,5626 151,5609 146,5592 142,5575 137,5558 132,5541 127,5524 123,5507 118,5490 113,5473 108,5456 103,5439 99,5422 94,5405 89,5388 84,5371 80,5354 75,5337 71,5320 66,5303 61,5286 57,5269 53,5252 48,5235 44,5218 40,5201 36,5184 33,5167 29,5150 25,5133 22,5116 19,5099 16,5082 14,5065 11,5048 9,5031 7,5014 5,4997 4,4980 2,4963 1,4946 0,4929 0,4912 0,4895 0,4878 1,4861 2,4844 3,4827 4,4810 6,4793 9,4776 11,4759 14,4742 17,4725 21,4708 25,4691 29,4674 34,4657 39,4640 45,4623 50,4606 57,4589 63,4572 70,4555 77,4538 84,4521 93,4504 101,4487 109,4470 118,4453 127,4436 137,4419 146,4402 156,4385 167,4368 178,4351 188,4335 199,4317 211,4300 222,4283 234,4266 246,4249 258,4233 271,4215 283,4198 296,4181 309,4164 321,4148 335,4131 348,4113 361,4096 374,4079 388,4063 401,4046 415,4029 428,4011 442,3994 456,3977 469,3961 482,3944 496,3927 510,3909 523,3892 536,3876 549,3859 562,3842 575,3825 589,3807 601,3791 614,3774 627,3757 639,3740 651,3723 663,3706 675,3689 687,3672 698,3655 710,3638 721,3621 732,3604 742,3587 753,3570 763,3553 773,3536 783,3519 792,3502 802,3485 811,3468 820,3451 828,3434 837,3417 844,3400 852,3383 859,3366 867,3349 874,3332 880,3315 887,3298 893,3281 899,3264 904,3247 910,3230 915,3213 919,3196 924,3179 928,3162 932,3145 936,3128 939,3111 942,3094 945,3077 948,3060 950,3043 953,3026 954,3009 956,2992 958,2975 959,2958 960,2941 961,2924 961,2907 962,2890 962,2873 962,2856 961,2839 961,2822 960,2805 960,2788 959,2771 958,2754 956,2737 955,2720 953,2703 952,2686 950,2669 948,2652 946,2635 943,2618 941,2601 938,2584 936,2567 934,2550 931,2533 928,2516 925,2499 922,2482 919,2465 916,2448 913,2431 910,2414 907,2397 904,2380 901,2363 898,2346 895,2329 892,2312 888,2295 885,2278 882,2261 879,2244 876,2227 873,2210 870,2193 867,2177 864,2159 862,2142 859,2125 856,2108 853,2092 851,2075 849,2057 846,2040 844,2023 841,2007 840,1990 838,1973 836,1955 834,1938 832,1922 831,1905 829,1888 828,1871 827,1853 826,1836 825,1819 823,1802 823,1785 822,1768 822,1750 821,1734 821,1717 821,1700 821,1683 821,1666 821,1649 821,1632 821,1615 822,1598 822,1581 823,1564 824,1547 825,1530 826,1513 827,1496 828,1479 830,1462 831,1445 833,1428 834,1411 836,1394 838,1377 840,1360 841,1343 844,1326 846,1309 848,1292 850,1275 852,1258 855,1241 857,1224 859,1207 862,1190 864,1173 867,1156 869,1139 872,1122 875,1105 877,1088 880,1071 883,1054 886,1037 888,1020 891,1003 894,986 897,969 899,952 902,935 905,918 908,901 911,884 913,867 916,850 919,833 922,816 924,799 927,782 930,765 932,748 935,731 938,714 941,697 943,680 946,663 948,646 951,629 953,612 956,595 958,578 961,561 963,544 965,527 968,510 970,493 972,476 975,459 977,442 979,425 982,408 984,391 986,374 988,357 990,340 992,323 995,306 997,289 999,272 1001,255 1003,238 1006,221 1008,204 1010,187 1012,170 1014,153 1016,137 1018,119 1020,102 1022,85 1025,68 1027,51 1029,35 1031,18 1033,0 1369,0 1371,18 1373,35 1376,51 1378,68 1380,85 1382,102 1384,119 1386,137 1388,153 1390,170 1393,187 1395,204 1397,221 1399,238 1401,255 1403,272 1405,289 1407,306 1409,323 1412,340 1414,357 1416,374 1418,391 1421,408 1423,425 1425,442 1427,459 1430,476 1432,493 1434,510 1437,527 1439,544 1442,561 1444,578 1446,595 1449,612 1451,629 1454,646 1457,663 1459,680 1462,697 1464,714 1467,731 1470,748 1472,765 1475,782 1478,799 1480,816 1483,833 1486,850 1489,867 1492,884 1494,901 1497,918 1500,935 1503,952 1505,969 1508,986 1511,1003 1514,1020 1517,1037 1520,1054 1522,1071 1525,1088 1528,1105 1530,1122 1533,1139 1535,1156 1538,1173 1540,1190 1543,1207 1545,1224 1548,1241 1550,1258 1552,1275 1554,1292 1557,1309 1559,1326 1561,1343 1563,1360 1565,1377 1566,1394 1568,1411 1570,1428 1571,1445 1572,1462 1575,1479 1576,1496 1577,1513 1578,1530 1579,1547 1580,1564 1581,1581 1581,1598 1582,1615 1582,1632 1583,1649 1583,1666 1583,1683 1583,1700 1582,1717 1582,1734 1582,1750 1581,1768 1580,1785 1580,1802 1579,1819 1578,1836 1577,1853 1576,1871 1573,1888 1572,1905 1570,1922 1568,1938 1566,1955 1565,1973 1563,1990 1560,2007 1558,2023 1556,2040 1554,2057 1551,2075 1549,2092 1546,2108 1543,2125 1541,2142 1538,2159 1535,2177 1532,2193 1529,2210 1526,2227 1523,2244 1520,2261 1517,2278 1514,2295 1511,2312 1508,2329 1504,2346 1501,2363 1498,2380 1495,2397 1492,2414 1489,2431 1486,2448 1483,2465 1480,2482 1477,2499 1474,2516 1472,2533 1469,2550 1466,2567 1463,2584 1461,2601 1459,2618 1457,2635 1455,2652 1452,2669 1451,2686 1449,2703 1447,2720 1446,2737 1445,2754 1443,2771 1443,2788 1442,2805 1441,2822 1441,2839 1440,2856 1440,2873 1440,2890 1441,2907 1442,2924 1442,2941 1443,2958 1445,2975 1446,2992 1448,3009 1450,3026 1452,3043 1454,3060 1457,3077 1460,3094 1463,3111 1466,3128 1470,3145 1474,3162 1478,3179 1483,3196 1487,3213 1493,3230 1498,3247 1504,3264 1509,3281 1515,3298 1522,3315 1528,3332 1535,3349 1543,3366 1550,3383 1558,3400 1566,3417 1575,3434 1584,3451 1592,3468 1601,3485 1611,3502 1620,3519 1630,3536 1640,3553 1650,3570 1661,3587 1671,3604 1682,3621 1693,3638 1705,3655 1716,3672 1728,3689 1740,3706 1752,3723 1764,3740 1777,3757 1789,3774 1802,3791 1815,3807 1828,3825 1841,3842 1854,3859 1867,3876 1880,3892 1894,3909 1907,3927 1921,3944 1934,3961 1948,3977 1961,3994 1975,4011 1988,4029 2002,4046 2015,4063 2029,4079 2042,4096 2055,4113 2068,4131 2081,4148 2094,4164 2107,4181 2120,4198 2133,4215 2145,4233 2157,4249 2169,4266 2181,4283 2193,4300 2204,4317 2215,4335 2226,4351 2236,4368 2247,4385 2257,4402 2266,4419 2276,4436 2285,4453 2294,4470 2303,4487 2311,4504 2318,4521 2326,4538 2333,4555 2340,4572 2347,4589 2353,4606 2359,4623 2364,4640 2369,4657 2374,4674 2378,4691 2382,4708 2386,4725 2389,4742 2392,4759 2395,4776 2397,4793 2399,4810 2400,4827 2401,4844 2402,4861 2403,4878 2403,4895 2403,4912 2402,4929 2402,4946 2401,4963 2400,4980 2398,4997 2396,5014 2394,5031 2392,5048 2390,5065 2387,5082 2384,5099 2381,5116 2378,5133 2374,5150 2371,5167 2367,5184 2363,5201 2359,5218 2355,5235 2351,5252 2346,5269 2342,5286 2337,5303 2333,5320 2328,5337 2323,5354 2319,5371 2314,5388 2309,5405 2304,5422 2300,5439 2295,5456 2290,5473 2285,5490 2280,5507 2276,5524 2271,5541 2266,5558 2262,5575 2257,5592 2253,5609 2248,5626 2243,5643 2239,5660 2235,5677 2230,5694 2226,5711 2221,5728 2217,5745 2213,5761 2209,5779 2205,5796 2201,5813 2196,5830 2192,5847 2188,5863 2184,5881 2180,5898 2176,5915 2172,5932 2168,5948 2164,5965 2160,5983 2156,6000 2151,6017 2147,6033 2143,6050 2139,6067 2134,6085 2130,6102 2125,6119 2121,6135 2116,6152 2111,6169 2107,6187 2102,6204 2097,6220 2092,6237 2087,6254 2082,6271 2076,6289 2071,6305 2066,6322 2060,6339 2054,6356 2049,6373 2043,6390 2037,6407 2031,6424 2025,6441 2018,6458 2012,6475 2005,6492 1999,6509 1992,6526 1985,6543 1979,6560 1972,6577 1965,6594 1958,6611 1951,6628 1943,6645 1936,6662 1929,6679 1922,6696 1914,6713 1907,6730 1899,6747 1892,6764 1885,6781 1877,6798 1870,6815 1862,6832 1855,6849 1848,6866 1840,6883 1833,6900 1825,6917 1818,6934 1811,6951 1804,6968 1797,6985 1789,7002 1783,7019 1776,7036 1769,7053 1762,7070 1755,7087 1749,7104 1742,7121 1736,7138 1730,7155 1724,7172 1718,7189 1712,7206 1706,7223 1700,7240 1695,7257 1689,7274 1684,7291 1679,7308 1674,7325 1669,7342 1665,7359 1660,7376 1656,7393 1651,7410 1647,7427 1643,7444 1639,7461 1636,7478 1632,7495 1628,7512 1625,7529 1622,7546 1619,7563 1615,7580 1613,7597 1610,7614 1607,7631 1604,7648 1602,7665 1600,7682 1597,7699 1595,7716 1593,7733 1591,7750 1589,7767 1587,7784 1585,7801 1583,7817 1581,7835 1579,7852 1578,7869 1576,7886 1573,7902 1572,7919 1570,7937 1569,7954 1567,7971 1566,7988 1564,8004 1563,8021 1561,8039 1560,8056 1558,8073 1557,8089 1555,8106 1553,8123 1552,8141 1550,8158 1548,8174 1547,8191 1545,8208 1543,8225 1541,8243 1539,8260 1537,8276 1535,8293 1533,8310 1531,8327 1528,8345 1526,8361 1524,8378 1521,8395 1519,8412 1516,8429 1514,8446 1511,8463 1508,8480 1505,8497 1502,8514 1499,8531 1496,8548 1493,8565 1490,8582 1487,8599 1484,8616 1480,8633 1477,8650 1473,8667 1470,8684">
          <text:p/>
        </draw:polygon>
        <draw:polygon draw:style-name="gr12" draw:text-style-name="P6" draw:layer="layout" svg:width="2.791cm" svg:height="6.975cm" svg:x="9.818cm" svg:y="4.71cm" svg:viewBox="0 0 2792 6976" draw:points="1131,6976 1129,6962 1127,6949 1124,6935 1122,6921 1120,6908 1118,6894 1116,6880 1113,6867 1111,6853 1109,6839 1107,6826 1105,6812 1103,6798 1100,6785 1098,6771 1096,6758 1094,6744 1092,6730 1089,6717 1087,6703 1085,6689 1082,6676 1080,6662 1078,6648 1075,6635 1073,6621 1070,6607 1068,6594 1065,6580 1062,6566 1059,6553 1057,6539 1054,6525 1051,6512 1048,6498 1045,6484 1042,6471 1039,6457 1035,6444 1032,6430 1028,6416 1024,6403 1021,6389 1017,6375 1013,6362 1009,6348 1005,6334 1001,6321 997,6307 992,6293 987,6280 983,6266 978,6252 973,6239 968,6225 963,6211 958,6198 952,6184 947,6171 941,6157 935,6143 929,6130 923,6116 917,6102 911,6089 904,6075 897,6062 891,6048 884,6034 877,6020 870,6007 862,5993 855,5979 847,5966 839,5952 832,5938 823,5925 815,5911 807,5897 799,5884 790,5870 781,5857 773,5843 764,5829 755,5816 746,5802 737,5788 727,5775 718,5761 708,5747 699,5733 689,5719 679,5706 669,5692 659,5678 649,5664 639,5651 629,5637 618,5623 608,5610 598,5596 587,5582 576,5569 566,5555 555,5542 545,5528 534,5514 523,5501 513,5487 502,5473 491,5460 480,5446 470,5433 459,5419 448,5405 437,5392 427,5378 416,5364 405,5350 394,5337 384,5323 373,5309 363,5296 352,5282 342,5269 331,5255 321,5241 311,5228 301,5214 291,5200 281,5187 271,5173 261,5160 252,5146 242,5132 233,5119 224,5105 214,5091 205,5078 197,5064 188,5050 179,5037 171,5023 163,5009 155,4995 147,4982 139,4968 132,4955 124,4941 117,4927 110,4914 103,4900 96,4886 90,4873 84,4859 78,4846 72,4832 66,4818 61,4805 56,4791 51,4777 46,4764 42,4750 37,4736 34,4723 30,4709 26,4695 23,4682 20,4668 17,4654 14,4641 12,4627 10,4613 7,4600 6,4586 4,4572 3,4559 2,4545 1,4532 1,4518 0,4504 0,4491 0,4477 1,4463 1,4450 2,4436 3,4422 4,4409 6,4395 7,4381 9,4368 11,4354 13,4340 16,4327 19,4313 22,4299 25,4286 28,4272 31,4259 35,4245 38,4231 42,4218 47,4204 51,4190 55,4177 60,4163 65,4149 69,4136 74,4122 79,4108 85,4095 90,4081 95,4067 101,4054 107,4040 113,4026 118,4013 124,3999 130,3985 137,3972 143,3958 149,3945 155,3931 162,3917 168,3904 175,3890 181,3876 188,3863 194,3849 201,3835 208,3822 214,3808 221,3794 228,3781 235,3767 241,3753 248,3740 255,3726 262,3712 268,3699 275,3685 282,3672 289,3658 296,3644 302,3631 309,3617 315,3603 322,3590 329,3576 335,3562 342,3549 348,3535 355,3522 361,3508 367,3494 374,3480 380,3467 386,3453 392,3439 398,3426 405,3412 411,3398 417,3385 423,3371 428,3358 434,3344 440,3330 446,3317 452,3303 457,3289 463,3276 468,3262 474,3249 479,3235 485,3221 490,3208 495,3194 501,3180 506,3166 511,3153 516,3139 521,3125 526,3112 532,3098 537,3084 542,3071 546,3057 552,3044 557,3030 561,3016 566,3003 571,2989 576,2975 581,2962 586,2948 591,2935 595,2921 600,2907 605,2894 610,2880 615,2866 619,2853 624,2839 629,2825 634,2811 639,2798 643,2784 648,2771 653,2757 658,2743 663,2730 667,2716 672,2702 677,2689 682,2675 687,2661 692,2648 697,2634 702,2621 707,2607 712,2593 717,2580 722,2566 727,2552 732,2539 737,2525 742,2511 747,2497 752,2484 757,2470 763,2457 768,2443 773,2429 778,2416 784,2402 788,2388 794,2375 799,2361 804,2348 810,2334 815,2320 820,2307 825,2293 830,2279 836,2266 841,2252 846,2238 851,2225 857,2211 861,2197 867,2184 872,2170 877,2156 882,2143 887,2129 892,2115 897,2102 902,2088 907,2074 912,2061 917,2047 922,2034 927,2020 932,2006 936,1993 941,1979 946,1965 950,1952 955,1938 959,1924 964,1911 968,1897 973,1883 977,1870 981,1856 985,1842 989,1829 993,1815 997,1801 1001,1788 1005,1774 1009,1761 1012,1747 1016,1733 1020,1720 1023,1706 1026,1692 1030,1679 1033,1665 1036,1651 1039,1638 1042,1624 1045,1610 1048,1597 1051,1583 1053,1569 1056,1556 1059,1542 1061,1528 1063,1515 1066,1501 1068,1487 1070,1474 1072,1460 1074,1447 1076,1433 1078,1419 1080,1406 1082,1392 1084,1378 1085,1365 1087,1351 1088,1337 1090,1324 1091,1310 1093,1296 1094,1283 1095,1269 1096,1255 1097,1242 1098,1228 1099,1214 1100,1201 1101,1187 1102,1173 1103,1160 1104,1146 1105,1133 1105,1119 1106,1105 1106,1092 1107,1078 1108,1064 1108,1051 1109,1037 1109,1024 1110,1010 1110,996 1111,982 1111,969 1111,955 1112,941 1112,928 1113,914 1113,900 1113,887 1114,873 1114,860 1114,846 1115,832 1115,819 1115,805 1116,791 1116,778 1117,764 1117,750 1117,737 1118,723 1118,710 1119,696 1119,682 1119,669 1120,655 1120,641 1121,627 1121,614 1122,600 1123,586 1124,573 1124,559 1125,546 1126,532 1126,518 1127,505 1128,491 1129,477 1130,464 1131,450 1131,437 1132,423 1133,409 1135,396 1136,382 1137,368 1138,355 1139,341 1141,327 1142,313 1143,300 1144,286 1146,272 1147,259 1149,245 1150,232 1151,218 1153,204 1155,191 1156,177 1158,163 1160,150 1162,136 1163,123 1165,109 1167,95 1169,82 1171,68 1173,54 1175,41 1177,27 1179,13 1181,0 1610,0 1612,13 1614,27 1616,41 1618,54 1620,68 1622,82 1624,95 1626,109 1628,123 1629,136 1631,150 1633,163 1634,177 1636,191 1638,204 1639,218 1641,232 1643,245 1644,259 1645,272 1647,286 1648,300 1649,313 1651,327 1652,341 1653,355 1654,368 1655,382 1656,396 1657,409 1658,423 1659,437 1661,450 1661,464 1662,477 1663,491 1664,505 1665,518 1665,532 1666,546 1667,559 1668,573 1668,586 1669,600 1669,614 1670,627 1670,641 1671,655 1671,669 1672,682 1673,696 1673,710 1673,723 1674,737 1674,750 1675,764 1675,778 1675,791 1676,805 1676,819 1676,832 1677,846 1677,860 1677,873 1678,887 1678,900 1679,914 1679,928 1679,941 1680,955 1680,969 1680,982 1681,996 1681,1010 1682,1024 1682,1037 1683,1051 1683,1064 1684,1078 1685,1092 1685,1105 1686,1119 1687,1133 1687,1146 1688,1160 1689,1173 1690,1187 1691,1201 1692,1214 1693,1228 1694,1242 1695,1255 1696,1269 1697,1283 1699,1296 1700,1310 1701,1324 1703,1337 1704,1351 1706,1365 1707,1378 1709,1392 1711,1406 1713,1419 1715,1433 1717,1447 1719,1460 1721,1474 1723,1487 1725,1501 1728,1515 1730,1528 1733,1542 1735,1556 1738,1569 1740,1583 1743,1597 1746,1610 1749,1624 1752,1638 1755,1651 1758,1665 1761,1679 1765,1692 1768,1706 1772,1720 1775,1733 1779,1747 1782,1761 1786,1774 1790,1788 1794,1801 1798,1815 1802,1829 1806,1842 1810,1856 1814,1870 1819,1883 1823,1897 1827,1911 1832,1924 1836,1938 1841,1952 1845,1965 1850,1979 1855,1993 1860,2006 1864,2020 1869,2034 1874,2047 1879,2061 1884,2074 1889,2088 1894,2102 1899,2115 1904,2129 1909,2143 1914,2156 1919,2170 1924,2184 1929,2197 1935,2211 1940,2225 1945,2238 1950,2252 1955,2266 1961,2279 1966,2293 1971,2307 1976,2320 1982,2334 1987,2348 1992,2361 1997,2375 2002,2388 2008,2402 2013,2416 2018,2429 2023,2443 2028,2457 2033,2470 2039,2484 2044,2497 2049,2511 2054,2525 2059,2539 2064,2552 2069,2566 2074,2580 2079,2593 2084,2607 2089,2621 2094,2634 2099,2648 2104,2661 2109,2675 2114,2689 2118,2702 2123,2716 2128,2730 2133,2743 2138,2757 2143,2771 2148,2784 2152,2798 2157,2811 2162,2825 2167,2839 2172,2853 2176,2866 2181,2880 2186,2894 2191,2907 2196,2921 2200,2935 2205,2948 2210,2962 2215,2975 2220,2989 2225,3003 2230,3016 2235,3030 2239,3044 2244,3057 2249,3071 2254,3084 2260,3098 2264,3112 2270,3125 2275,3139 2280,3153 2285,3166 2291,3180 2296,3194 2301,3208 2306,3221 2312,3235 2317,3249 2323,3262 2328,3276 2334,3289 2340,3303 2345,3317 2351,3330 2357,3344 2363,3358 2369,3371 2375,3385 2381,3398 2387,3412 2393,3426 2399,3439 2405,3453 2411,3467 2417,3480 2424,3494 2430,3508 2436,3522 2443,3535 2449,3549 2456,3562 2462,3576 2469,3590 2475,3603 2482,3617 2489,3631 2496,3644 2502,3658 2509,3672 2516,3685 2522,3699 2529,3712 2536,3726 2543,3740 2550,3753 2556,3767 2563,3781 2570,3794 2577,3808 2583,3822 2590,3835 2597,3849 2603,3863 2610,3876 2617,3890 2623,3904 2630,3917 2636,3931 2642,3945 2648,3958 2655,3972 2661,3985 2667,3999 2673,4013 2679,4026 2684,4040 2690,4054 2696,4067 2701,4081 2707,4095 2712,4108 2717,4122 2722,4136 2727,4149 2731,4163 2736,4177 2741,4190 2745,4204 2750,4218 2753,4231 2757,4245 2761,4259 2764,4272 2767,4286 2770,4299 2773,4313 2776,4327 2778,4340 2781,4354 2783,4368 2785,4381 2786,4395 2788,4409 2789,4422 2790,4436 2791,4450 2791,4463 2792,4477 2792,4491 2792,4504 2791,4518 2791,4532 2790,4545 2789,4559 2788,4572 2786,4586 2784,4600 2783,4613 2781,4627 2778,4641 2775,4654 2772,4668 2769,4682 2766,4695 2763,4709 2759,4723 2754,4736 2750,4750 2746,4764 2741,4777 2735,4791 2730,4805 2725,4818 2719,4832 2713,4846 2707,4859 2701,4873 2695,4886 2688,4900 2681,4914 2674,4927 2667,4941 2660,4955 2652,4968 2644,4982 2636,4995 2628,5009 2620,5023 2612,5037 2603,5050 2594,5064 2586,5078 2577,5091 2568,5105 2558,5119 2549,5132 2539,5146 2530,5160 2520,5173 2510,5187 2500,5200 2490,5214 2480,5228 2470,5241 2460,5255 2449,5269 2439,5282 2429,5296 2418,5309 2407,5323 2397,5337 2386,5350 2375,5364 2365,5378 2354,5392 2343,5405 2332,5419 2322,5433 2311,5446 2300,5460 2289,5473 2279,5487 2268,5501 2257,5514 2246,5528 2236,5542 2225,5555 2214,5569 2204,5582 2193,5596 2183,5610 2172,5623 2162,5637 2152,5651 2142,5664 2132,5678 2122,5692 2112,5706 2102,5719 2092,5733 2083,5747 2073,5761 2064,5775 2055,5788 2045,5802 2036,5816 2027,5829 2018,5843 2009,5857 2001,5870 1992,5884 1984,5897 1976,5911 1967,5925 1960,5938 1952,5952 1944,5966 1936,5979 1929,5993 1922,6007 1914,6020 1907,6034 1900,6048 1894,6062 1887,6075 1880,6089 1874,6102 1868,6116 1862,6130 1856,6143 1850,6157 1844,6171 1839,6184 1833,6198 1828,6211 1823,6225 1818,6239 1813,6252 1808,6266 1803,6280 1799,6293 1795,6307 1790,6321 1786,6334 1782,6348 1778,6362 1774,6375 1770,6389 1766,6403 1763,6416 1759,6430 1756,6444 1753,6457 1749,6471 1746,6484 1743,6498 1740,6512 1737,6525 1734,6539 1731,6553 1729,6566 1726,6580 1723,6594 1721,6607 1718,6621 1716,6635 1713,6648 1711,6662 1709,6676 1706,6689 1704,6703 1702,6717 1699,6730 1697,6744 1695,6758 1693,6771 1691,6785 1688,6798 1686,6812 1684,6826 1682,6839 1680,6853 1677,6867 1675,6880 1673,6894 1671,6908 1669,6921 1667,6935 1664,6949 1662,6962 1660,6976">
          <text:p/>
        </draw:polygon>
        <draw:polygon draw:style-name="gr12" draw:text-style-name="P6" draw:layer="layout" svg:width="2.012cm" svg:height="8.247cm" svg:x="15.789cm" svg:y="4.14cm" svg:viewBox="0 0 2013 8248" draw:points="724,8248 719,8231 714,8214 709,8198 704,8182 699,8166 694,8150 688,8133 683,8117 678,8101 673,8085 667,8069 662,8053 656,8037 651,8020 645,8004 639,7988 634,7972 628,7956 622,7940 616,7924 610,7908 604,7891 598,7875 592,7859 586,7843 580,7827 573,7811 567,7795 561,7778 555,7762 548,7746 542,7730 535,7714 529,7698 522,7682 516,7666 509,7649 502,7633 495,7617 489,7601 482,7585 475,7569 468,7553 462,7536 455,7520 448,7504 441,7488 434,7472 427,7456 420,7439 413,7424 406,7407 399,7391 392,7375 385,7359 378,7343 371,7327 363,7311 357,7294 350,7278 343,7262 336,7246 329,7230 322,7214 314,7197 308,7182 301,7165 294,7149 287,7133 280,7117 273,7101 266,7085 260,7068 253,7052 246,7036 240,7020 233,7004 226,6988 220,6972 214,6955 207,6939 201,6923 195,6907 188,6891 182,6875 176,6859 170,6843 164,6826 158,6810 152,6794 147,6778 141,6762 135,6746 130,6730 124,6713 119,6697 114,6681 109,6665 104,6649 99,6633 94,6617 89,6601 85,6584 80,6568 76,6552 72,6536 68,6520 64,6504 59,6488 56,6471 52,6455 48,6439 45,6423 42,6407 39,6391 35,6374 32,6359 29,6342 27,6326 24,6310 22,6294 20,6278 17,6262 15,6246 13,6229 11,6213 10,6197 8,6181 7,6165 5,6149 4,6132 3,6117 3,6100 2,6084 1,6068 1,6052 0,6036 0,6019 0,6003 0,5987 0,5971 0,5955 1,5939 2,5923 2,5907 3,5890 4,5874 5,5858 6,5842 8,5826 9,5810 10,5794 12,5777 14,5761 15,5745 17,5729 20,5713 22,5697 24,5681 26,5665 29,5648 31,5632 34,5616 36,5600 39,5584 42,5568 45,5552 48,5535 52,5519 55,5503 58,5487 62,5471 65,5455 69,5438 72,5423 76,5406 80,5390 83,5374 87,5358 91,5342 95,5326 99,5309 103,5293 107,5277 111,5261 115,5245 119,5229 124,5213 128,5196 132,5181 137,5164 141,5148 145,5132 150,5116 154,5100 159,5084 163,5067 168,5051 172,5035 177,5019 181,5003 186,4987 190,4971 195,4954 199,4938 204,4922 208,4906 213,4890 217,4874 222,4858 226,4842 231,4825 235,4809 240,4793 244,4777 248,4761 253,4745 257,4729 262,4712 266,4696 270,4680 275,4664 279,4648 283,4632 287,4616 292,4600 296,4583 300,4567 304,4551 308,4535 312,4519 316,4503 320,4487 324,4470 328,4454 332,4438 336,4422 339,4406 343,4390 347,4373 351,4358 354,4341 358,4325 362,4309 365,4293 369,4277 372,4261 376,4244 379,4228 383,4212 386,4196 390,4180 393,4164 396,4148 399,4131 403,4116 406,4099 409,4083 412,4067 415,4051 418,4035 421,4019 424,4002 427,3986 430,3970 433,3954 435,3938 438,3922 441,3906 444,3889 446,3873 449,3857 452,3841 454,3825 457,3809 459,3793 462,3777 464,3760 466,3744 469,3728 471,3712 474,3696 476,3680 478,3664 480,3647 482,3631 484,3615 487,3599 489,3583 491,3567 493,3551 495,3535 496,3518 499,3502 500,3486 502,3470 504,3454 506,3438 507,3422 509,3405 511,3389 512,3373 514,3357 516,3341 517,3325 518,3308 520,3293 521,3276 523,3260 524,3244 525,3228 526,3212 528,3196 529,3179 530,3163 531,3147 532,3131 534,3115 534,3099 535,3083 536,3066 537,3051 538,3034 539,3018 540,3002 541,2986 541,2970 542,2954 543,2937 543,2921 544,2905 545,2889 546,2873 546,2857 547,2841 547,2824 548,2808 548,2792 548,2776 549,2760 549,2744 550,2728 550,2712 550,2695 550,2679 551,2663 551,2647 552,2631 552,2614 552,2599 552,2582 552,2566 553,2550 553,2534 553,2518 553,2502 553,2486 553,2469 554,2453 554,2437 554,2421 554,2405 554,2389 554,2372 554,2357 555,2340 555,2324 555,2308 555,2292 555,2276 555,2260 555,2243 556,2227 556,2211 556,2195 556,2179 556,2163 557,2147 557,2130 558,2114 558,2098 558,2082 559,2066 559,2050 559,2034 560,2018 560,2001 561,1985 561,1969 561,1953 562,1937 563,1921 563,1905 564,1888 565,1872 565,1856 566,1840 567,1824 568,1808 568,1792 570,1776 570,1759 571,1743 572,1727 573,1711 574,1695 576,1679 577,1663 578,1646 579,1630 580,1614 582,1598 583,1582 584,1566 585,1549 587,1534 589,1517 590,1501 591,1485 593,1469 595,1453 596,1437 598,1421 600,1404 602,1388 603,1372 605,1356 607,1340 609,1324 611,1307 613,1292 615,1275 617,1259 619,1243 621,1227 623,1211 626,1195 628,1178 630,1162 632,1146 635,1130 637,1114 639,1098 642,1082 644,1065 646,1049 649,1033 651,1017 654,1001 657,985 659,969 662,953 664,936 667,920 669,904 672,888 675,872 677,856 680,840 683,823 686,807 688,791 691,775 694,759 697,743 699,727 702,711 705,694 707,678 710,662 713,646 716,630 719,614 722,598 724,581 727,565 730,549 733,533 736,517 738,501 741,484 744,469 747,452 749,436 752,420 755,404 758,388 761,372 763,356 766,339 769,323 772,307 774,291 777,275 780,259 783,242 785,227 788,210 790,194 793,178 796,162 798,146 801,130 803,113 806,97 809,81 811,65 814,49 816,33 819,17 821,0 1190,0 1193,17 1195,33 1198,49 1201,65 1203,81 1206,97 1208,113 1211,130 1213,146 1216,162 1219,178 1221,194 1224,210 1227,227 1230,242 1232,259 1235,275 1238,291 1240,307 1243,323 1246,339 1249,356 1251,372 1254,388 1257,404 1260,420 1262,436 1265,452 1268,469 1271,484 1274,501 1276,517 1279,533 1282,549 1285,565 1287,581 1290,598 1293,614 1296,630 1299,646 1302,662 1304,678 1308,694 1311,711 1314,727 1316,743 1319,759 1322,775 1325,791 1327,807 1330,823 1333,840 1335,856 1338,872 1341,888 1343,904 1346,920 1349,936 1351,953 1354,969 1357,985 1359,1001 1361,1017 1364,1033 1366,1049 1369,1065 1371,1082 1373,1098 1376,1114 1378,1130 1380,1146 1383,1162 1385,1178 1387,1195 1389,1211 1392,1227 1394,1243 1396,1259 1398,1275 1400,1292 1402,1307 1404,1324 1406,1340 1408,1356 1409,1372 1411,1388 1413,1404 1415,1421 1416,1437 1418,1453 1420,1469 1421,1485 1423,1501 1425,1517 1426,1534 1427,1549 1429,1566 1430,1582 1431,1598 1433,1614 1434,1630 1435,1646 1436,1663 1438,1679 1439,1695 1440,1711 1441,1727 1442,1743 1443,1759 1444,1776 1444,1792 1445,1808 1446,1824 1447,1840 1448,1856 1448,1872 1449,1888 1450,1905 1450,1921 1451,1937 1451,1953 1452,1969 1452,1985 1453,2001 1453,2018 1454,2034 1454,2050 1455,2066 1455,2082 1455,2098 1455,2114 1456,2130 1456,2147 1456,2163 1457,2179 1457,2195 1457,2211 1457,2227 1457,2243 1457,2260 1458,2276 1458,2292 1458,2308 1458,2324 1458,2340 1458,2357 1458,2372 1459,2389 1459,2405 1459,2421 1459,2437 1459,2453 1460,2469 1460,2486 1460,2502 1460,2518 1460,2534 1460,2550 1461,2566 1461,2582 1461,2599 1461,2614 1461,2631 1462,2647 1462,2663 1462,2679 1463,2695 1463,2712 1463,2728 1464,2744 1464,2760 1464,2776 1465,2792 1466,2808 1466,2824 1466,2841 1467,2857 1468,2873 1468,2889 1469,2905 1469,2921 1470,2937 1471,2954 1472,2970 1472,2986 1473,3002 1474,3018 1475,3034 1476,3051 1476,3066 1478,3083 1479,3099 1480,3115 1481,3131 1482,3147 1483,3163 1484,3179 1485,3196 1486,3212 1488,3228 1489,3244 1490,3260 1492,3276 1493,3293 1494,3308 1496,3325 1497,3341 1499,3357 1500,3373 1502,3389 1504,3405 1505,3422 1507,3438 1509,3454 1511,3470 1512,3486 1514,3502 1516,3518 1518,3535 1520,3551 1522,3567 1524,3583 1526,3599 1528,3615 1530,3631 1533,3647 1535,3664 1537,3680 1539,3696 1542,3712 1544,3728 1546,3744 1549,3760 1551,3777 1554,3793 1556,3809 1559,3825 1561,3841 1564,3857 1566,3873 1569,3889 1572,3906 1575,3922 1577,3938 1580,3954 1583,3970 1586,3986 1589,4002 1592,4019 1595,4035 1598,4051 1601,4067 1604,4083 1607,4099 1610,4116 1614,4131 1617,4148 1620,4164 1623,4180 1627,4196 1630,4212 1633,4228 1637,4244 1640,4261 1644,4277 1648,4293 1651,4309 1655,4325 1658,4341 1662,4358 1666,4373 1669,4390 1673,4406 1677,4422 1681,4438 1685,4454 1689,4470 1693,4487 1697,4503 1701,4519 1705,4535 1709,4551 1713,4567 1717,4583 1721,4600 1726,4616 1730,4632 1734,4648 1738,4664 1743,4680 1747,4696 1751,4712 1755,4729 1760,4745 1764,4761 1769,4777 1773,4793 1778,4809 1782,4825 1787,4842 1791,4858 1796,4874 1800,4890 1805,4906 1809,4922 1814,4938 1818,4954 1823,4971 1827,4987 1832,5003 1836,5019 1841,5035 1845,5051 1850,5067 1854,5084 1859,5100 1863,5116 1867,5132 1872,5148 1876,5164 1880,5181 1885,5196 1889,5213 1893,5229 1898,5245 1902,5261 1906,5277 1910,5293 1914,5309 1918,5326 1922,5342 1926,5358 1930,5374 1933,5390 1937,5406 1941,5423 1944,5438 1948,5455 1951,5471 1955,5487 1958,5503 1962,5519 1964,5535 1968,5552 1971,5568 1974,5584 1976,5600 1979,5616 1982,5632 1984,5648 1987,5665 1989,5681 1991,5697 1994,5713 1995,5729 1997,5745 1999,5761 2001,5777 2002,5794 2004,5810 2006,5826 2007,5842 2008,5858 2009,5874 2010,5890 2011,5907 2011,5923 2012,5939 2012,5955 2013,5971 2013,5987 2013,6003 2013,6019 2013,6036 2012,6052 2012,6068 2011,6084 2010,6100 2009,6117 2008,6132 2007,6149 2006,6165 2005,6181 2003,6197 2001,6213 2000,6229 1997,6246 1996,6262 1993,6278 1991,6294 1989,6310 1986,6326 1983,6342 1981,6359 1977,6374 1975,6391 1971,6407 1968,6423 1964,6439 1961,6455 1957,6471 1953,6488 1950,6504 1945,6520 1941,6536 1937,6552 1933,6568 1928,6584 1923,6601 1919,6617 1914,6633 1909,6649 1904,6665 1899,6681 1894,6697 1888,6713 1883,6730 1878,6746 1872,6762 1866,6778 1861,6794 1855,6810 1849,6826 1843,6843 1837,6859 1831,6875 1825,6891 1819,6907 1812,6923 1806,6939 1800,6955 1793,6972 1787,6988 1780,7004 1773,7020 1767,7036 1760,7052 1753,7068 1746,7085 1740,7101 1733,7117 1726,7133 1719,7149 1712,7165 1705,7182 1698,7197 1691,7214 1684,7230 1677,7246 1670,7262 1663,7278 1656,7294 1649,7311 1642,7327 1635,7343 1628,7359 1621,7375 1614,7391 1607,7407 1600,7424 1593,7439 1586,7456 1579,7472 1572,7488 1565,7504 1558,7520 1551,7536 1545,7553 1538,7569 1531,7585 1524,7601 1517,7617 1511,7633 1504,7649 1497,7666 1491,7682 1484,7698 1478,7714 1471,7730 1465,7746 1458,7762 1452,7778 1446,7795 1439,7811 1433,7827 1427,7843 1421,7859 1415,7875 1409,7891 1403,7908 1397,7924 1391,7940 1385,7956 1379,7972 1373,7988 1368,8004 1362,8020 1357,8037 1351,8053 1346,8069 1340,8085 1335,8101 1330,8117 1324,8133 1319,8150 1314,8166 1309,8182 1303,8198 1298,8214 1293,8231 1288,8248">
          <text:p/>
        </draw:polygon>
        <draw:path draw:style-name="gr13" draw:text-style-name="P7" draw:layer="layout" svg:width="0.401cm" svg:height="0.402cm" svg:x="5.432cm" svg:y="7.204cm" svg:viewBox="0 0 402 403" svg:d="M0 201c0-110 90-201 200-201s202 91 202 201c0 111-92 202-202 202s-200-91-200-202z">
          <text:p/>
        </draw:path>
        <draw:path draw:style-name="gr14" draw:text-style-name="P1" draw:layer="layout" svg:width="0.401cm" svg:height="0.402cm" svg:x="5.432cm" svg:y="7.204cm" svg:viewBox="0 0 402 403" svg:d="M0 201c0-110 90-201 200-201s202 91 202 201c0 111-92 202-202 202s-200-91-200-202z">
          <text:p/>
        </draw:path>
        <draw:path draw:style-name="gr13" draw:text-style-name="P7" draw:layer="layout" svg:width="0.401cm" svg:height="0.401cm" svg:x="11.013cm" svg:y="8.438cm" svg:viewBox="0 0 402 402" svg:d="M0 202c0-112 91-202 202-202 110 0 200 90 200 202 0 110-90 200-200 200-111 0-202-90-202-200z">
          <text:p/>
        </draw:path>
        <draw:path draw:style-name="gr14" draw:text-style-name="P1" draw:layer="layout" svg:width="0.401cm" svg:height="0.401cm" svg:x="11.013cm" svg:y="8.438cm" svg:viewBox="0 0 402 402" svg:d="M0 202c0-112 91-202 202-202 110 0 200 90 200 202 0 110-90 200-200 200-111 0-202-90-202-200z">
          <text:p/>
        </draw:path>
        <draw:path draw:style-name="gr13" draw:text-style-name="P7" draw:layer="layout" svg:width="0.402cm" svg:height="0.402cm" svg:x="16.594cm" svg:y="8.663cm" svg:viewBox="0 0 403 403" svg:d="M0 201c0-110 91-201 202-201 110 0 201 91 201 201 0 111-91 202-201 202-111 0-202-91-202-202z">
          <text:p/>
        </draw:path>
        <draw:path draw:style-name="gr14" draw:text-style-name="P1" draw:layer="layout" svg:width="0.402cm" svg:height="0.402cm" svg:x="16.594cm" svg:y="8.663cm" svg:viewBox="0 0 403 403" svg:d="M0 201c0-110 91-201 202-201 110 0 201 91 201 201 0 111-91 202-201 202-111 0-202-91-202-202z">
          <text:p/>
        </draw:path>
        <draw:frame draw:style-name="gr15" draw:text-style-name="P9" draw:layer="layout" svg:width="1.922cm" svg:height="0.988cm" svg:x="6.967cm" svg:y="6.949cm">
          <draw:text-box>
            <text:p text:style-name="P8"><text:span text:style-name="T1">0.08</text:span></text:p>
          </draw:text-box>
        </draw:frame>
        <draw:frame draw:style-name="gr15" draw:text-style-name="P9" draw:layer="layout" svg:width="2.498cm" svg:height="0.988cm" svg:x="12.107cm" svg:y="8.537cm">
          <draw:text-box>
            <text:p text:style-name="P8"><text:span text:style-name="T1">−</text:span><text:span text:style-name="T1">0.01</text:span></text:p>
          </draw:text-box>
        </draw:frame>
        <draw:frame draw:style-name="gr15" draw:text-style-name="P9" draw:layer="layout" svg:width="2.498cm" svg:height="0.988cm" svg:x="17.591cm" svg:y="9.135cm">
          <draw:text-box>
            <text:p text:style-name="P8"><text:span text:style-name="T1">−</text:span><text:span text:style-name="T1">0.03</text:span></text:p>
          </draw:text-box>
        </draw:frame>
        <draw:frame draw:style-name="gr16" draw:text-style-name="P10" draw:layer="layout" svg:width="0.317cm" svg:height="0.319cm" svg:x="10.197cm" svg:y="1.407cm">
          <draw:text-box>
            <text:p text:style-name="P8"><text:span text:style-name="T2">p</text:span></text:p>
          </draw:text-box>
        </draw:frame>
        <draw:frame draw:style-name="gr17" draw:text-style-name="P11" draw:layer="layout" svg:width="0.437cm" svg:height="0.213cm" svg:x="10.399cm" svg:y="1.547cm">
          <draw:text-box>
            <text:p text:style-name="P8"><text:span text:style-name="T3">FDR</text:span></text:p>
          </draw:text-box>
        </draw:frame>
        <draw:frame draw:style-name="gr17" draw:text-style-name="P11" draw:layer="layout" svg:width="0.211cm" svg:height="0.213cm" svg:x="10.834cm" svg:y="1.562cm">
          <draw:text-box>
            <text:p text:style-name="P8"><text:span text:style-name="T4">−</text:span></text:p>
          </draw:text-box>
        </draw:frame>
        <draw:frame draw:style-name="gr17" draw:text-style-name="P11" draw:layer="layout" svg:width="0.343cm" svg:height="0.213cm" svg:x="10.951cm" svg:y="1.547cm">
          <draw:text-box>
            <text:p text:style-name="P8"><text:span text:style-name="T3">adj.</text:span></text:p>
          </draw:text-box>
        </draw:frame>
        <draw:frame draw:style-name="gr16" draw:text-style-name="P10" draw:layer="layout" svg:width="0.317cm" svg:height="0.319cm" svg:x="11.365cm" svg:y="1.429cm">
          <draw:text-box>
            <text:p text:style-name="P8"><text:span text:style-name="T5">=</text:span></text:p>
          </draw:text-box>
        </draw:frame>
        <draw:line draw:style-name="gr18" draw:text-style-name="P1" draw:layer="layout" svg:x1="16.795cm" svg:y1="1.968cm" svg:x2="16.795cm" svg:y2="1.87cm">
          <text:p/>
        </draw:line>
        <draw:line draw:style-name="gr18" draw:text-style-name="P1" draw:layer="layout" svg:x1="16.795cm" svg:y1="1.87cm" svg:x2="5.632cm" svg:y2="1.87cm">
          <text:p/>
        </draw:line>
        <draw:line draw:style-name="gr18" draw:text-style-name="P1" draw:layer="layout" svg:x1="5.632cm" svg:y1="1.87cm" svg:x2="5.632cm" svg:y2="1.968cm">
          <text:p/>
        </draw:line>
        <draw:frame draw:style-name="gr16" draw:text-style-name="P10" draw:layer="layout" svg:width="0.62cm" svg:height="0.319cm" svg:x="11.613cm" svg:y="1.407cm">
          <draw:text-box>
            <text:p text:style-name="P8"><text:span text:style-name="T6">0.02</text:span></text:p>
          </draw:text-box>
        </draw:frame>
        <draw:frame draw:style-name="gr15" draw:text-style-name="P9" draw:layer="layout" svg:width="1.949cm" svg:height="0.988cm" svg:x="0.176cm" svg:y="10.723cm">
          <draw:text-box>
            <text:p text:style-name="P8"><text:span text:style-name="T7">−</text:span><text:span text:style-name="T7">0.2</text:span></text:p>
          </draw:text-box>
        </draw:frame>
        <draw:frame draw:style-name="gr15" draw:text-style-name="P9" draw:layer="layout" svg:width="1.373cm" svg:height="0.988cm" svg:x="0.752cm" svg:y="8.076cm">
          <draw:text-box>
            <text:p text:style-name="P8"><text:span text:style-name="T7">0.0</text:span></text:p>
          </draw:text-box>
        </draw:frame>
        <draw:frame draw:style-name="gr15" draw:text-style-name="P9" draw:layer="layout" svg:width="1.373cm" svg:height="0.988cm" svg:x="0.752cm" svg:y="5.429cm">
          <draw:text-box>
            <text:p text:style-name="P8"><text:span text:style-name="T7">0.2</text:span></text:p>
          </draw:text-box>
        </draw:frame>
        <draw:line draw:style-name="gr19" draw:text-style-name="P1" draw:layer="layout" svg:x1="2.196cm" svg:y1="11.129cm" svg:x2="2.283cm" svg:y2="11.129cm">
          <text:p/>
        </draw:line>
        <draw:line draw:style-name="gr19" draw:text-style-name="P1" draw:layer="layout" svg:x1="2.196cm" svg:y1="8.482cm" svg:x2="2.283cm" svg:y2="8.482cm">
          <text:p/>
        </draw:line>
        <draw:line draw:style-name="gr19" draw:text-style-name="P1" draw:layer="layout" svg:x1="2.196cm" svg:y1="5.835cm" svg:x2="2.283cm" svg:y2="5.835cm">
          <text:p/>
        </draw:line>
        <draw:line draw:style-name="gr19" draw:text-style-name="P1" draw:layer="layout" svg:x1="2.196cm" svg:y1="3.188cm" svg:x2="2.283cm" svg:y2="3.188cm">
          <text:p/>
        </draw:line>
        <draw:line draw:style-name="gr19" draw:text-style-name="P1" draw:layer="layout" svg:x1="5.632cm" svg:y1="13cm" svg:x2="5.632cm" svg:y2="12.912cm">
          <text:p/>
        </draw:line>
        <draw:line draw:style-name="gr19" draw:text-style-name="P1" draw:layer="layout" svg:x1="11.214cm" svg:y1="13cm" svg:x2="11.214cm" svg:y2="12.912cm">
          <text:p/>
        </draw:line>
        <draw:line draw:style-name="gr19" draw:text-style-name="P1" draw:layer="layout" svg:x1="16.795cm" svg:y1="13cm" svg:x2="16.795cm" svg:y2="12.912cm">
          <text:p/>
        </draw:line>
        <draw:frame draw:style-name="gr15" draw:text-style-name="P9" draw:layer="layout" svg:width="1.373cm" svg:height="0.988cm" svg:x="0.752cm" svg:y="2.782cm">
          <draw:text-box>
            <text:p text:style-name="P8"><text:span text:style-name="T7">0.4</text:span></text:p>
          </draw:text-box>
        </draw:frame>
        <draw:frame draw:style-name="gr15" draw:text-style-name="P9" draw:layer="layout" svg:width="3.785cm" svg:height="0.988cm" svg:x="3.738cm" svg:y="13.02cm">
          <draw:text-box>
            <text:p text:style-name="P8"><text:span text:style-name="T7">emotion </text:span></text:p>
          </draw:text-box>
        </draw:frame>
        <draw:frame draw:style-name="gr15" draw:text-style-name="P13" draw:layer="layout" svg:width="2.562cm" svg:height="0.987cm" svg:x="4.235cm" svg:y="14.086cm">
          <draw:text-box>
            <text:p text:style-name="P12"><text:span text:style-name="T8">t = 2.53 *</text:span></text:p>
          </draw:text-box>
        </draw:frame>
        <draw:frame draw:style-name="gr15" draw:text-style-name="P9" draw:layer="layout" svg:width="3.511cm" svg:height="0.988cm" svg:x="9.457cm" svg:y="13.02cm">
          <draw:text-box>
            <text:p text:style-name="P8"><text:span text:style-name="T7">arousal </text:span></text:p>
          </draw:text-box>
        </draw:frame>
        <draw:frame draw:style-name="gr15" draw:text-style-name="P13" draw:layer="layout" svg:width="3.567cm" svg:height="0.987cm" svg:x="9.303cm" svg:y="14.086cm">
          <draw:text-box>
            <text:p text:style-name="P12"><text:span text:style-name="T8">t = −0.47 NS</text:span></text:p>
          </draw:text-box>
        </draw:frame>
        <draw:frame draw:style-name="gr15" draw:text-style-name="P9" draw:layer="layout" svg:width="2.963cm" svg:height="0.988cm" svg:x="15.333cm" svg:y="13.02cm">
          <draw:text-box>
            <text:p text:style-name="P8"><text:span text:style-name="T7">aroval </text:span></text:p>
          </draw:text-box>
        </draw:frame>
        <draw:frame draw:style-name="gr15" draw:text-style-name="P13" draw:layer="layout" svg:width="3.214cm" svg:height="0.987cm" svg:x="15.084cm" svg:y="14.086cm">
          <draw:text-box>
            <text:p text:style-name="P12"><text:span text:style-name="T8">t = −0.9 NS</text:span></text:p>
          </draw:text-box>
        </draw:frame>
        <draw:frame draw:style-name="gr20" draw:text-style-name="P14" draw:layer="layout" svg:width="8.118cm" svg:height="1.059cm" svg:x="0.684cm" svg:y="0.121cm">
          <draw:text-box>
            <text:p text:style-name="P8"><text:span text:style-name="T9">AT ROI 102 - Id5</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Symbol" svg:font-family="Symbol"/>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3-10T13:56:34.892969445</dc:date>
    <meta:editing-duration>PT2M37S</meta:editing-duration>
    <meta:editing-cycles>1</meta:editing-cycles>
    <meta:document-statistic meta:object-count="219"/>
    <meta:generator>LibreOffice/24.8.2.1$MacOSX_AARCH64 LibreOffice_project/0f794b6e29741098670a3b95d60478a65d05ef13</meta:generator>
  </office:meta>
</office:document-meta>
</file>